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101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1" manifest:media-type="application/vnd.sun.star.oleobject"/>
  <manifest:file-entry manifest:full-path="content.xml" manifest:media-type="text/xml"/>
  <manifest:file-entry manifest:full-path="Obj100" manifest:media-type="application/vnd.sun.star.oleobject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alatino" svg:font-family="Palatino" style:font-family-generic="roman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4">
      <style:graphic-properties draw:stroke="solid" svg:stroke-width="0.044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  <style:paragraph-properties style:writing-mode="lr-tb"/>
    </style:style>
    <style:style style:name="gr4" style:family="graphic" style:parent-style-name="standard" style:list-style-name="L4">
      <style:graphic-properties draw:stroke="solid" svg:stroke-width="0.044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end="msArrowStealthEnd_20_9" draw:marker-end-width="0.35cm" draw:marker-end-center="false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79cm" svg:stroke-color="#1f497d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2" loext:color-type="theme"/>
      </style:graphic-properties>
    </style:style>
    <style:style style:name="gr10" style:family="graphic" style:parent-style-name="standard">
      <style:graphic-properties draw:stroke="solid" svg:stroke-width="0.079cm" svg:stroke-color="#80008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followed-hyperlink" loext:color-type="theme"/>
      </style:graphic-properties>
    </style:style>
    <style:style style:name="gr11" style:family="graphic" style:parent-style-name="standard" style:list-style-name="L8">
      <style:graphic-properties draw:stroke="solid" svg:stroke-width="0.009cm" svg:stroke-color="#1f497d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2" loext:color-type="theme"/>
        <loext:fill-complex-color loext:theme-type="light1" loext:color-type="theme"/>
      </style:graphic-properties>
      <style:paragraph-properties style:writing-mode="lr-tb"/>
    </style:style>
    <style:style style:name="gr12" style:family="graphic" style:parent-style-name="standard" style:list-style-name="L9">
      <style:graphic-properties draw:stroke="solid" svg:stroke-width="0.009cm" svg:stroke-color="#800080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followed-hyperlink" loext:color-type="theme"/>
        <loext:fill-complex-color loext:theme-type="light1" loext:color-type="theme"/>
      </style:graphic-properties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1" loext:color-type="theme"/>
      </style:graphic-properties>
    </style:style>
    <style:style style:name="gr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12">
      <style:graphic-properties draw:stroke="solid" svg:stroke-width="0.035cm" svg:stroke-color="#000000" draw:stroke-linejoin="round" draw:fill="solid" draw:fill-color="#80008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followed-hyperlink" loext:color-type="theme"/>
      </style:graphic-properties>
      <style:paragraph-properties style:writing-mode="lr-tb"/>
    </style:style>
    <style:style style:name="gr17" style:family="graphic" style:parent-style-name="standard" style:list-style-name="L12">
      <style:graphic-properties draw:stroke="solid" svg:stroke-width="0.035cm" svg:stroke-color="#000000" draw:stroke-linejoin="round" draw:fill="solid" draw:fill-color="#800080" draw:textarea-horizontal-align="justify" draw:textarea-vertical-align="middle" draw:auto-grow-height="false" draw:fit-to-size="false" style:shrink-to-fit="false" fo:min-height="0cm" fo:min-width="0cm" fo:padding-top="0.125cm" fo:padding-bottom="0.125cm" fo:padding-left="0cm" fo:padding-right="0cm" fo:wrap-option="no-wrap" loext:decorative="false">
        <loext:stroke-complex-color loext:theme-type="dark1" loext:color-type="theme"/>
        <loext:fill-complex-color loext:theme-type="followed-hyperlink" loext:color-type="theme"/>
      </style:graphic-properties>
      <style:paragraph-properties style:writing-mode="lr-tb"/>
    </style:style>
    <style:style style:name="gr18" style:family="graphic" style:parent-style-name="standard" style:list-style-name="L1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71cm" svg:stroke-color="#c0504d" draw:marker-end="msArrowEnd_20_6" draw:marker-end-width="0.213cm" draw:marker-end-center="false" draw:stroke-linejoin="round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gr20" style:family="graphic" style:parent-style-name="standard">
      <style:graphic-properties draw:stroke="none" draw:fill="none" fo:min-height="3.468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0000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23" style:family="graphic" style:parent-style-name="standard" style:list-style-name="L12">
      <style:graphic-properties draw:stroke="solid" svg:stroke-width="0.035cm" svg:stroke-color="#000000" draw:stroke-linejoin="round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1" loext:color-type="theme"/>
      </style:graphic-properties>
      <style:paragraph-properties style:writing-mode="lr-tb"/>
    </style:style>
    <style:style style:name="gr24" style:family="graphic" style:parent-style-name="standard" style:list-style-name="L12">
      <style:graphic-properties draw:stroke="solid" svg:stroke-width="0.035cm" svg:stroke-color="#000000" draw:stroke-linejoin="round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accent1" loext:color-type="theme"/>
      </style:graphic-properties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" style:family="graphic" style:parent-style-name="standard" style:list-style-name="L12">
      <style:graphic-properties draw:stroke="solid" svg:stroke-width="0.035cm" svg:stroke-color="#000000" draw:stroke-linejoin="round" draw:fill="solid" draw:fill-color="#1f497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dark2" loext:color-type="theme"/>
      </style:graphic-properties>
      <style:paragraph-properties style:writing-mode="lr-tb"/>
    </style:style>
    <style:style style:name="gr2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wo_20_Conten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62cm" fo:padding-top="0cm" fo:padding-bottom="0cm" fo:padding-left="0.054cm" fo:padding-right="0.0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62cm" fo:padding-top="0.131cm" fo:padding-bottom="0.131cm" fo:padding-left="0.262cm" fo:padding-right="0.262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96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.296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I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14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simple" style:font-independent-line-spacing="true"/>
      <style:text-properties fo:font-size="24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6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font-independent-line-spacing="true"/>
      <style:text-properties fo:font-size="24pt"/>
    </style:style>
    <style:style style:name="P1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22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.198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.169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.339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loext:graphic-properties draw:fill="solid" draw:fill-color="#4f81bd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6" style:family="paragraph">
      <loext:graphic-properties draw:fill="solid" draw:fill-color="#800080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24pt"/>
    </style:style>
    <style:style style:name="P27" style:family="paragraph">
      <style:paragraph-properties fo:margin-left="0cm" fo:margin-right="0cm" fo:margin-top="0cm" fo:margin-bottom="0cm" fo:line-height="80%" fo:text-align="start" fo:text-indent="0cm" style:punctuation-wrap="simple" style:writing-mode="lr-tb"/>
    </style:style>
    <style:style style:name="P28" style:family="paragraph">
      <loext:graphic-properties draw:fill="solid" draw:fill-color="#800080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24pt"/>
    </style:style>
    <style:style style:name="P30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32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33" style:family="paragraph">
      <style:paragraph-properties fo:margin-left="2.064cm" fo:margin-right="0cm" fo:margin-top="0.494cm" fo:margin-bottom="0cm" fo:line-height="10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2.064cm" fo:margin-right="0cm" fo:margin-top="0.691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2.064cm" fo:margin-right="0cm" fo:margin-top="0.395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2.064cm" fo:margin-right="0cm" fo:margin-top="0cm" fo:margin-bottom="0cm" fo:line-height="8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677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2.064cm" fo:margin-right="0cm" fo:margin-top="0.988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2.064cm" fo:margin-right="0cm" fo:margin-top="0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2.064cm" fo:margin-right="0cm" fo:margin-top="0.593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2.064cm" fo:margin-right="0cm" fo:margin-top="0.494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2.064cm" fo:margin-right="0cm" fo:margin-top="0.296cm" fo:margin-bottom="0cm" fo:line-height="9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.56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.52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9" style:family="paragraph">
      <style:paragraph-properties fo:margin-left="0cm" fo:margin-right="0cm" fo:margin-top="0.34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34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margin-top="1.129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loext:tab-stop-distance="2.602cm">
        <style:tab-stops/>
      </style:paragraph-properties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5" style:family="paragraph">
      <loext:graphic-properties draw:fill="solid" draw:fill-color="#0000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24pt"/>
    </style:style>
    <style:style style:name="P58" style:family="paragraph">
      <loext:graphic-properties draw:fill="solid" draw:fill-color="#1f497d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24pt"/>
    </style:style>
    <style:style style:name="P59" style:family="paragraph">
      <style:paragraph-properties fo:margin-left="2.064cm" fo:margin-right="0cm" fo:margin-top="0.593cm" fo:margin-bottom="0cm" fo:line-height="100%" fo:text-align="start" fo:text-indent="-0.794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90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I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followed-hyperlink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15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T1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T1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Trebuchet M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19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accent2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2" loext:color-type="theme"/>
      </style:text-properties>
    </style:style>
    <style:style style:name="T23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Palatin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eeece1" loext:opacity="100%" style:text-outline="false" style:text-line-through-style="none" style:text-line-through-type="none" style:text-position="0% 100%" style:font-name="Palatino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2" loext:color-type="theme"/>
      </style:text-properties>
    </style:style>
    <style:style style:name="T27" style:family="text">
      <style:text-properties fo:font-variant="normal" fo:text-transform="none" fo:color="#eeece1" loext:opacity="100%" style:text-outline="false" style:text-line-through-style="none" style:text-line-through-type="none" style:text-position="0% 100%" style:font-name="Palatin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28" style:family="text">
      <style:text-properties fo:font-variant="normal" fo:text-transform="none" fo:color="#eeece1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2" loext:color-type="theme"/>
      </style:text-properties>
    </style:style>
    <style:style style:name="T2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2" loext:color-type="theme"/>
      </style:text-properties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8pt" fo:letter-spacing="normal" fo:language="en" fo:country="I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2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I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2" loext:color-type="theme"/>
      </style:text-properties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0pt" fo:letter-spacing="normal" fo:language="en" fo:country="I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20pt" fo:letter-spacing="normal" fo:language="en" fo:country="I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I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I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20pt" fo:letter-spacing="normal" fo:language="en" fo:country="I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20pt" fo:letter-spacing="normal" fo:language="en" fo:country="I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I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20pt" fo:letter-spacing="normal" fo:language="en" fo:country="I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20pt" fo:letter-spacing="normal" fo:language="en" fo:country="I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I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2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4pt" fo:letter-spacing="normal" fo:language="en" fo:country="US" fo:font-style="normal" style:text-underline-style="none" fo:font-weight="normal" fo:background-color="transparent" style:font-size-asian="74pt" style:font-style-asian="normal" style:font-weight-asian="normal" style:font-size-complex="74pt" style:font-style-complex="normal" style:font-weight-complex="normal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74pt" fo:letter-spacing="normal" fo:language="en" fo:country="US" fo:font-style="normal" style:text-underline-style="none" fo:font-weight="bold" fo:background-color="transparent" style:font-size-asian="74pt" style:font-style-asian="normal" style:font-weight-asian="bold" style:font-size-complex="74pt" style:font-style-complex="normal" style:font-weight-complex="bold">
        <loext:char-complex-color loext:theme-type="dark2" loext:color-type="theme"/>
      </style:text-properties>
    </style:style>
    <style:style style:name="T57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solid" style:text-underline-width="auto" style:text-underline-color="font-color" fo:font-weight="bold" fo:background-color="transparent" style:font-size-asian="49pt" style:font-style-asian="normal" style:font-weight-asian="bold" style:font-size-complex="49pt" style:font-style-complex="normal" style:font-weight-complex="bold"/>
    </style:style>
    <style:style style:name="T60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solid" style:text-underline-width="auto" style:text-underline-color="font-color" fo:font-weight="bold" fo:background-color="transparent" style:font-size-asian="49pt" style:font-style-asian="normal" style:font-weight-asian="bold" style:font-size-complex="49pt" style:font-style-complex="normal" style:font-weight-complex="bold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62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solid" style:text-underline-width="auto" style:text-underline-color="font-color" fo:font-weight="bold" fo:background-color="transparent" style:font-size-asian="49pt" style:font-style-asian="normal" style:font-weight-asian="bold" style:font-size-complex="49pt" style:font-style-complex="normal" style:font-weight-complex="bold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solid" style:text-underline-width="auto" style:text-underline-color="font-color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64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solid" style:text-underline-width="auto" style:text-underline-color="font-color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65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66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49pt" fo:letter-spacing="normal" fo:language="en" fo:country="IE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>
        <loext:char-complex-color loext:theme-type="dark1" loext:color-type="theme"/>
      </style:text-properties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69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0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72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32pt" fo:letter-spacing="normal" fo:language="en" fo:country="IE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73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en" fo:country="IE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italic" style:text-underline-style="none" fo:font-weight="normal" fo:background-color="transparent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6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7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8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32pt" fo:letter-spacing="normal" fo:language="en" fo:country="I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nn" fo:country="N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0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32pt" fo:letter-spacing="normal" fo:language="nn" fo:country="NO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nn" fo:country="NO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2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nn" fo:country="NO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3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32pt" fo:letter-spacing="normal" fo:language="en" fo:country="IE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IE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85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32pt" fo:letter-spacing="normal" fo:language="en" fo:country="IE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86" style:family="text">
      <style:text-properties fo:font-variant="normal" fo:text-transform="none" fo:color="#eeece1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88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24pt" fo:letter-spacing="normal" fo:language="en" fo:country="I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I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I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2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7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8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9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1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8pt" fo:letter-spacing="normal" fo:language="en" fo:country="I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2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17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23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4pt" fo:letter-spacing="normal" fo:language="en" fo:country="I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2pt" fo:letter-spacing="normal" fo:language="en" fo:country="IE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IE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30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2pt" fo:letter-spacing="normal" fo:language="en" fo:country="IE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31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12pt" fo:letter-spacing="normal" fo:language="en" fo:country="IE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IE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33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2pt" fo:letter-spacing="normal" fo:language="en" fo:country="IE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2pt" fo:letter-spacing="normal" fo:language="en" fo:country="IE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35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38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39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40" style:family="text">
      <style:text-properties fo:font-variant="normal" fo:text-transform="none" fo:color="#3f7f5f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42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1pt" fo:letter-spacing="normal" fo:language="en" fo:country="I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46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8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6pt" fo:letter-spacing="normal" fo:language="en" fo:country="IE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E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50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6pt" fo:letter-spacing="normal" fo:language="en" fo:country="IE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51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E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55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6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7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6pt" fo:letter-spacing="normal" fo:language="en" fo:country="I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8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6pt" fo:letter-spacing="normal" fo:language="en" fo:country="IE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6pt" fo:letter-spacing="normal" fo:language="en" fo:country="IE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60" style:family="text">
      <style:text-properties fo:font-variant="normal" fo:text-transform="none" fo:color="#7f0055" loext:opacity="100%" style:text-outline="false" style:text-line-through-style="none" style:text-line-through-type="none" style:text-position="0% 100%" style:font-name="Consolas" fo:font-size="14pt" fo:letter-spacing="normal" fo:language="nn" fo:country="NO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nn" fo:country="NO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4pt" fo:letter-spacing="normal" fo:language="nn" fo:country="NO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c0" loext:opacity="100%" style:text-outline="false" style:text-line-through-style="none" style:text-line-through-type="none" style:text-position="0% 100%" style:font-name="Consolas" fo:font-size="14pt" fo:letter-spacing="normal" fo:language="nn" fo:country="NO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nn" fo:country="NO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4pt" fo:letter-spacing="normal" fo:language="nn" fo:country="NO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66" style:family="text">
      <style:text-properties fo:font-variant="normal" fo:text-transform="none" fo:color="#2a00ff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6a3e3e" loext:opacity="100%" style:text-outline="false" style:text-line-through-style="none" style:text-line-through-type="none" style:text-position="0% 100%" style:font-name="Consolas" fo:font-size="14pt" fo:letter-spacing="normal" fo:language="en" fo:country="IE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800080" fo:font-size="6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6cm"/>
        <style:text-properties fo:font-family="Wingdings" style:font-pitch="variable" style:font-charset="x-symbol" fo:color="#80008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8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eeece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fo:font-family="Arial" style:font-family-generic="swiss" style:font-pitch="variable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fo:font-family="Arial" style:font-family-generic="swiss" style:font-pitch="variable" fo:color="#1f497d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1f497d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1f497d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953cm"/>
        <style:text-properties fo:color="#7f00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953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OpenSymbol" fo:color="#7f00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OpenSymbol" fo:color="#3f7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OpenSymbol" fo:color="#000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OpenSymbol" fo:color="#6a3e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Remote Method Invocation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6.35cm" presentation:class="title" presentation:user-transformed="true">
          <draw:text-box>
            <text:p text:style-name="P1"><text:span text:style-name="T1">Remote Method Invocation</text:span></text:p>
          </draw:text-box>
        </draw:frame>
        <draw:frame draw:name="Rectangle 3" presentation:style-name="pr2" draw:text-style-name="P5" draw:layer="layout" svg:width="23.706cm" svg:height="7.831cm" svg:x="0.847cm" svg:y="11.218cm" presentation:class="outline" presentation:user-transformed="true">
          <draw:text-box>
            <text:p text:style-name="P3"><text:span text:style-name="T2"/></text:p>
            <text:p text:style-name="P4"><text:span text:style-name="T2">Adeel-ur-Rehm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“The network is the computer”*" draw:style-name="dp1" draw:master-page-name="Two_20_Content" presentation:presentation-page-layout-name="AL2T3">
        <draw:frame draw:name="Rectangle 2" presentation:style-name="pr4" draw:text-style-name="P2" draw:layer="layout" svg:width="22.859cm" svg:height="3.174cm" svg:x="1.271cm" svg:y="0.001cm" presentation:class="title" presentation:user-transformed="true">
          <draw:text-box>
            <text:p text:style-name="P1"><text:span text:style-name="T1">“The network is the computer”*</text:span></text:p>
          </draw:text-box>
        </draw:frame>
        <draw:frame draw:name="Rectangle 3" presentation:style-name="pr5" draw:text-style-name="P8" draw:layer="layout" svg:width="23.282cm" svg:height="1.692cm" svg:x="1.058cm" svg:y="3.088cm" presentation:class="outline" presentation:user-transformed="true">
          <draw:text-box>
            <text:list text:style-name="L2">
              <text:list-item>
                <text:p text:style-name="P7"><text:span text:style-name="T3">Consider the following program organization:</text:span></text:p>
              </text:list-item>
            </text:list>
          </draw:text-box>
        </draw:frame>
        <draw:frame draw:name="Rectangle 4" presentation:style-name="pr5" draw:text-style-name="P8" draw:layer="layout" svg:width="23.282cm" svg:height="3.386cm" svg:x="1.27cm" svg:y="12.488cm" presentation:class="outline" presentation:user-transformed="true">
          <draw:text-box>
            <text:list text:style-name="L2">
              <text:list-item>
                <text:p text:style-name="P7"><text:span text:style-name="T3">If the network </text:span><text:span text:style-name="T4">is</text:span><text:span text:style-name="T3"> the computer, we ought to be able to put the two classes on different computers</text:span></text:p>
              </text:list-item>
            </text:list>
          </draw:text-box>
        </draw:frame>
        <draw:g draw:name="Group 24" draw:style-name="gr2">
          <draw:custom-shape draw:name="AutoShape 7" draw:style-name="gr3" draw:text-style-name="P10" draw:layer="layout" svg:width="4.651cm" svg:height="1.269cm" svg:x="4.873cm" svg:y="7.836cm">
            <text:p text:style-name="P9"><text:span text:style-name="T5">SomeCla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name="AutoShape 8" draw:style-name="gr4" draw:text-style-name="P10" draw:layer="layout" svg:width="5.921cm" svg:height="1.269cm" svg:x="13.339cm" svg:y="7.832cm">
            <text:p text:style-name="P9"><text:span text:style-name="T5">AnotherCla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name="Freeform 14" draw:style-name="gr5" draw:text-style-name="P12" draw:layer="layout" svg:width="3.809cm" svg:height="0.634cm" svg:x="9.525cm" svg:y="7.197cm">
            <text:p text:style-name="P11"><text:span text:style-name="T6"/></text:p>
            <draw:enhanced-geometry draw:mirror-horizontal="false" draw:mirror-vertical="false" draw:glue-points="?f0 ?f1 ?f2 ?f3 ?f4 ?f5" drawooo:sub-view-size="864 192" draw:text-areas="0 0 ?f9 ?f10" svg:viewBox="0 0 0 0" draw:type="ooxml-non-primitive" draw:enhanced-path="M 0 192 C 144 96 288 0 432 0 576 0 720 96 864 192 N">
              <draw:equation draw:name="f0" draw:formula="0*logwidth/864"/>
              <draw:equation draw:name="f1" draw:formula="144*logheight/192"/>
              <draw:equation draw:name="f2" draw:formula="432*logwidth/864"/>
              <draw:equation draw:name="f3" draw:formula="0*logheight/192"/>
              <draw:equation draw:name="f4" draw:formula="864*logwidth/864"/>
              <draw:equation draw:name="f5" draw:formula="144*logheight/192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logwidth"/>
              <draw:equation draw:name="f10" draw:formula="logheight"/>
            </draw:enhanced-geometry>
          </draw:custom-shape>
          <draw:custom-shape draw:name="Freeform 15" draw:style-name="gr5" draw:text-style-name="P12" draw:layer="layout" svg:width="3.809cm" svg:height="0.634cm" svg:x="9.523cm" svg:y="9.102cm">
            <text:p text:style-name="P11"><text:span text:style-name="T6"/></text:p>
            <draw:enhanced-geometry draw:mirror-horizontal="true" draw:mirror-vertical="true" draw:glue-points="?f0 ?f1 ?f2 ?f3 ?f4 ?f5" drawooo:sub-view-size="864 192" draw:text-areas="0 0 ?f9 ?f10" svg:viewBox="0 0 0 0" draw:type="ooxml-non-primitive" draw:enhanced-path="M 0 192 C 144 96 288 0 432 0 576 0 720 96 864 192 N">
              <draw:equation draw:name="f0" draw:formula="0*logwidth/864"/>
              <draw:equation draw:name="f1" draw:formula="144*logheight/192"/>
              <draw:equation draw:name="f2" draw:formula="432*logwidth/864"/>
              <draw:equation draw:name="f3" draw:formula="0*logheight/192"/>
              <draw:equation draw:name="f4" draw:formula="864*logwidth/864"/>
              <draw:equation draw:name="f5" draw:formula="144*logheight/192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logwidth"/>
              <draw:equation draw:name="f10" draw:formula="logheight"/>
            </draw:enhanced-geometry>
          </draw:custom-shape>
          <draw:custom-shape draw:name="Text Box 16" draw:style-name="gr6" draw:text-style-name="P14" draw:layer="layout" svg:width="4.656cm" svg:height="1.269cm" svg:x="6.174cm" svg:y="6.456cm">
            <text:p text:style-name="P13"><text:span text:style-name="T7">method ca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7" draw:text-style-name="P14" draw:layer="layout" svg:width="5.926cm" svg:height="1.269cm" svg:x="12.7cm" svg:y="9.102cm">
            <text:p text:style-name="P13"><text:span text:style-name="T7">returned obj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8" draw:style-name="gr8" draw:text-style-name="P16" draw:layer="layout" svg:width="22.859cm" svg:height="2.865cm" svg:x="1.271cm" svg:y="14.915cm">
          <text:p text:style-name="P15"><text:span text:style-name="T8"/></text:p>
          <text:list text:style-name="L7">
            <text:list-item>
              <text:p text:style-name="P15"><text:span text:style-name="T8"><text:s text:c="2"/>RMI is one technology that makes this possi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 draw:style-name="gr2">
          <draw:custom-shape draw:name="AutoShape 19" draw:style-name="gr9" draw:text-style-name="P17" draw:layer="layout" svg:width="7.619cm" svg:height="5.502cm" svg:x="3.387cm" svg:y="5.927cm">
            <text:p text:style-name="P11"><text:span text:style-name="T7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name="AutoShape 21" draw:style-name="gr10" draw:text-style-name="P17" draw:layer="layout" svg:width="7.619cm" svg:height="5.502cm" svg:x="12.488cm" svg:y="5.927cm">
            <text:p text:style-name="P11"><text:span text:style-name="T7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name="Rectangle 22" draw:style-name="gr11" draw:text-style-name="P18" draw:layer="layout" svg:width="4.656cm" svg:height="0.846cm" svg:x="4.868cm" svg:y="11.007cm">
            <text:p text:style-name="P9"><text:span text:style-name="T9">compute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2" draw:text-style-name="P18" draw:layer="layout" svg:width="4.656cm" svg:height="0.846cm" svg:x="13.97cm" svg:y="11.007cm">
            <text:p text:style-name="P9"><text:span text:style-name="T10">comput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needed for RMI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needed for RMI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Java makes RMI (Remote Method Invocation) </text:span><text:span text:style-name="T4">fairly</text:span><text:span text:style-name="T3"> easy. Following steps are required:</text:span></text:p>
              </text:list-item>
              <text:list-item>
                <text:p text:style-name="P7"><text:span text:style-name="T3">To send a message to a remote “server object,”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1">The “client object” has to </text:span><text:span text:style-name="T12">find</text:span><text:span text:style-name="T11"> the objec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13">Do this by looking it up in a </text:span><text:span text:style-name="T14">registry</text:span></text:p>
                      </text:list-item>
                    </text:list>
                  </text:list-item>
                  <text:list-item>
                    <text:p text:style-name="P19"><text:span text:style-name="T11">The client object then has to </text:span><text:span text:style-name="T15">marshal</text:span><text:span text:style-name="T11"> the parameters (prepare them for transmission)</text:span></text:p>
                    <text:list>
                      <text:list-item>
                        <text:p text:style-name="P20"><text:span text:style-name="T13">Java requires Serializable parameters</text:span></text:p>
                      </text:list-item>
                      <text:list-item>
                        <text:p text:style-name="P20"><text:span text:style-name="T13">The server object has to </text:span><text:span text:style-name="T14">unmarshal</text:span><text:span text:style-name="T13"> its parameters, do its computation, and marshal its response</text:span></text:p>
                      </text:list-item>
                    </text:list>
                  </text:list-item>
                  <text:list-item>
                    <text:p text:style-name="P19"><text:span text:style-name="T11">The client object has to unmarshal the response</text:span></text:p>
                  </text:list-item>
                </text:list>
              </text:list-item>
              <text:list-item>
                <text:p text:style-name="P7"><text:span text:style-name="T3">Much of this is done for you by special softw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ology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rminology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16">remote object</text:span><text:span text:style-name="T3"> is an object on another computer</text:span></text:p>
              </text:list-item>
              <text:list-item>
                <text:p text:style-name="P7"><text:span text:style-name="T3">The </text:span><text:span text:style-name="T16">client object</text:span><text:span text:style-name="T3"> is the object making the request (sending a message to the other object)</text:span></text:p>
              </text:list-item>
              <text:list-item>
                <text:p text:style-name="P7"><text:span text:style-name="T3">The server object is the object receiving the request</text:span></text:p>
              </text:list-item>
              <text:list-item>
                <text:p text:style-name="P7"><text:span text:style-name="T3">As usual, “client” and “server” can easily trade roles (each can make requests of the other)</text:span></text:p>
              </text:list-item>
              <text:list-item>
                <text:p text:style-name="P7"><text:span text:style-name="T3">The </text:span><text:span text:style-name="T17">rmiregistry</text:span><text:span text:style-name="T3"> is a special server that looks up objects by name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1">Hopefully, the name is uniqu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cesses</text:span></text:p>
          </draw:text-box>
        </draw:frame>
        <draw:frame draw:name="Rectangle 3" presentation:style-name="pr7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For RMI, you need to be running </text:span><text:span text:style-name="T4">three</text:span><text:span text:style-name="T3"> processes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1">The Client</text:span></text:p>
                  </text:list-item>
                  <text:list-item>
                    <text:p text:style-name="P19"><text:span text:style-name="T11">The Server</text:span></text:p>
                  </text:list-item>
                  <text:list-item>
                    <text:p text:style-name="P19"><text:span text:style-name="T11">The </text:span><text:span text:style-name="T15">Object Registry</text:span><text:span text:style-name="T11">, </text:span><text:span text:style-name="T18">rmiregistry</text:span><text:span text:style-name="T11">, which is like a DNS service for object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erface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1"><text:span text:style-name="T3">Interfaces define behavior</text:span></text:p>
              </text:list-item>
              <text:list-item>
                <text:p text:style-name="P21"><text:span text:style-name="T3">Classes define implementation</text:span><text:span text:style-name="T3"><text:line-break/></text:span><text:span text:style-name="T3"/></text:p>
              </text:list-item>
              <text:list-item>
                <text:p text:style-name="P21"><text:span text:style-name="T3">Therefore,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1">In order to use a remote object, the client must know its behavior (interface), but does not need to know its implementation (class)</text:span></text:p>
                  </text:list-item>
                  <text:list-item>
                    <text:p text:style-name="P22"><text:span text:style-name="T11">In order to provide an object, the server must know both its interface (behavior) and its class (implementation)</text:span></text:p>
                  </text:list-item>
                </text:list>
              </text:list-item>
              <text:list-item>
                <text:p text:style-name="P21"><text:span text:style-name="T3">In short,</text:span></text:p>
                <text:list>
                  <text:list-item>
                    <text:p text:style-name="P22"><text:span text:style-name="T11">The interface must be available to both client and server</text:span></text:p>
                  </text:list-item>
                  <text:list-item>
                    <text:p text:style-name="P22"><text:span text:style-name="T11">The class should only be on the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e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asse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17">Remote</text:span><text:span text:style-name="T3"> class is one whose instances can be accessed remotely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1">On the computer where it is defined, instances of this class can be accessed just like any other object</text:span></text:p>
                  </text:list-item>
                  <text:list-item>
                    <text:p text:style-name="P19"><text:span text:style-name="T11">On other computers, the remote object can be accessed via </text:span><text:span text:style-name="T15">object handles</text:span></text:p>
                  </text:list-item>
                </text:list>
              </text:list-item>
              <text:list-item>
                <text:p text:style-name="P7"><text:span text:style-name="T3">A </text:span><text:span text:style-name="T17">Serializable</text:span><text:span text:style-name="T3"> class is one whose instances can be marshaled (turned into a linear sequence of bits)</text:span></text:p>
                <text:list>
                  <text:list-item>
                    <text:p text:style-name="P19"><text:span text:style-name="T11">Serializable objects can be transmitted from one computer to another</text:span></text:p>
                  </text:list-item>
                </text:list>
              </text:list-item>
              <text:list-item>
                <text:p text:style-name="P7"><text:span text:style-name="T3">It probably isn’t a good idea for an object to be both remote and serializ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ditions for serializability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ditions for serializability</text:span></text:p>
          </draw:text-box>
        </draw:frame>
        <draw:frame draw:name="Rectangle 3" presentation:style-name="pr7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If an object is to be serialized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1">The class must be declared as public</text:span></text:p>
                  </text:list-item>
                  <text:list-item>
                    <text:p text:style-name="P19"><text:span text:style-name="T11">The class must implement </text:span><text:span text:style-name="T18">Serializable</text:span></text:p>
                  </text:list-item>
                  <text:list-item>
                    <text:p text:style-name="P19"><text:span text:style-name="T11">The class must have a no-argument constructor</text:span></text:p>
                  </text:list-item>
                  <text:list-item>
                    <text:p text:style-name="P19"><text:span text:style-name="T11">All fields of the class must be serializable: either primitive types or serializable object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interfaces and clas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mote interfaces and clas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1"><text:span text:style-name="T3">A </text:span><text:span text:style-name="T19">Remote</text:span><text:span text:style-name="T3"> class has two parts: 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1">The interface (used by both client and server)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13">Must be public </text:span></text:p>
                      </text:list-item>
                      <text:list-item>
                        <text:p text:style-name="P23"><text:span text:style-name="T13">Must extend the interface </text:span><text:span text:style-name="T5">java.rmi.Remote</text:span></text:p>
                      </text:list-item>
                      <text:list-item>
                        <text:p text:style-name="P23"><text:span text:style-name="T13">Every method in the interface must declare that it throws </text:span><text:span text:style-name="T5">java.rmi.RemoteException</text:span><text:span text:style-name="T13"> <text:s/>(other exceptions may also be thrown)</text:span></text:p>
                      </text:list-item>
                    </text:list>
                  </text:list-item>
                  <text:list-item>
                    <text:p text:style-name="P22"><text:span text:style-name="T11">The class itself (used only by the server):</text:span></text:p>
                    <text:list>
                      <text:list-item>
                        <text:p text:style-name="P23"><text:span text:style-name="T13">Must implement a </text:span><text:span text:style-name="T5">Remote</text:span><text:span text:style-name="T13"> interface </text:span></text:p>
                      </text:list-item>
                      <text:list-item>
                        <text:p text:style-name="P23"><text:span text:style-name="T13">Should extend </text:span><text:span text:style-name="T5">java.rmi.server.UnicastRemoteObject</text:span></text:p>
                      </text:list-item>
                      <text:list-item>
                        <text:p text:style-name="P23"><text:span text:style-name="T13">May have locally accessible methods that are not in its </text:span><text:span text:style-name="T5">Remote</text:span><text:span text:style-name="T13"> interfa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vs. Serializable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0">Remote</text:span><text:span text:style-name="T1"> vs. </text:span><text:span text:style-name="T20">Serializable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19">Remote</text:span><text:span text:style-name="T3"> object lives on another computer (such as the Server)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1">You can send messages to a </text:span><text:span text:style-name="T18">Remote</text:span><text:span text:style-name="T11"> object and get responses back from the object</text:span></text:p>
                  </text:list-item>
                  <text:list-item>
                    <text:p text:style-name="P19"><text:span text:style-name="T11">All you need to know about the </text:span><text:span text:style-name="T18">Remote</text:span><text:span text:style-name="T11"> object is its interface</text:span></text:p>
                  </text:list-item>
                  <text:list-item>
                    <text:p text:style-name="P19"><text:span text:style-name="T11">Remote objects don’t pose much of a security issue</text:span></text:p>
                  </text:list-item>
                </text:list>
              </text:list-item>
              <text:list-item>
                <text:p text:style-name="P7"><text:span text:style-name="T3">You can transmit a </text:span><text:span text:style-name="T4">copy</text:span><text:span text:style-name="T3"> of a </text:span><text:span text:style-name="T19">Serializable</text:span><text:span text:style-name="T3"> object between computers</text:span></text:p>
                <text:list>
                  <text:list-item>
                    <text:p text:style-name="P19"><text:span text:style-name="T11">The receiving object needs to know how the object is implemented; it needs the class as well as the interface</text:span></text:p>
                  </text:list-item>
                  <text:list-item>
                    <text:p text:style-name="P19"><text:span text:style-name="T11">There is a way to transmit the class definition</text:span></text:p>
                  </text:list-item>
                  <text:list-item>
                    <text:p text:style-name="P19"><text:span text:style-name="T11">Accepting classes </text:span><text:span text:style-name="T12">does</text:span><text:span text:style-name="T11"> pose a security iss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Method Invocation (2)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212cm" presentation:class="title" presentation:user-transformed="true">
          <draw:text-box>
            <text:p text:style-name="P1"><text:span text:style-name="T1">Remote Method Invocation</text:span></text:p>
          </draw:text-box>
        </draw:frame>
        <draw:frame draw:name="Rectangle 3" presentation:style-name="pr2" draw:text-style-name="P8" draw:layer="layout" svg:width="23.706cm" svg:height="15.662cm" svg:x="0.847cm" svg:y="3.387cm" presentation:class="outline" presentation:user-transformed="true">
          <draw:text-box>
            <text:list text:style-name="L2">
              <text:list-item>
                <text:p text:style-name="P24"><text:span text:style-name="T3">Java RMI is a mechanism that allows a Java program running on one computer (e.g., the client) to apply a method to an object </text:span><text:span text:style-name="T21">on a different computer </text:span><text:span text:style-name="T3">(e.g., the server).</text:span></text:p>
              </text:list-item>
              <text:list-item>
                <text:p text:style-name="P24"><text:span text:style-name="T3">In itself, the syntax of the remote invocation looks </text:span><text:span text:style-name="T4">exactly</text:span><text:span text:style-name="T3"> like an ordinary Java method invocation. <text:s/></text:span></text:p>
              </text:list-item>
              <text:list-item>
                <text:p text:style-name="P24"><text:span text:style-name="T3">The remote method call can be passed arguments computed in the context of the local machine. <text:s/></text:span></text:p>
              </text:list-item>
              <text:list-item>
                <text:p text:style-name="P24"><text:span text:style-name="T3">It can return arbitrary values computed in the context of the remote machine. <text:s/></text:span></text:p>
              </text:list-item>
              <text:list-item>
                <text:p text:style-name="P24"><text:span text:style-name="T3">The RMI system </text:span><text:span text:style-name="T16">transparently forwards</text:span><text:span text:style-name="T3"> these arguments and results.</text:span></text:p>
              </text:list-item>
              <text:list-item>
                <text:p text:style-name="P24"><text:span text:style-name="T3">RMI is an implementation of the of the </text:span><text:span text:style-name="T16">Distributed Object</text:span><text:span text:style-name="T3"> programming model—similar to CORBA, but simpler, and specialized to the Java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1T11">
        <draw:frame draw:name="Rectangle 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</text:span></text:p>
          </draw:text-box>
        </draw:frame>
        <draw:frame draw:name="Rectangle 13" presentation:style-name="pr2" draw:text-style-name="P8" draw:layer="layout" svg:width="23.282cm" svg:height="2.539cm" svg:x="1.27cm" svg:y="3.387cm" presentation:class="outline" presentation:user-transformed="true">
          <draw:text-box>
            <text:list text:style-name="L2">
              <text:list-item>
                <text:p text:style-name="P7"><text:span text:style-name="T3">Assume code running in the local machine holds a </text:span><text:span text:style-name="T22">remote reference</text:span><text:span text:style-name="T3"> to an object </text:span><text:span text:style-name="T23">obj</text:span><text:span text:style-name="T3"> on a remote machine:</text:span></text:p>
              </text:list-item>
            </text:list>
          </draw:text-box>
        </draw:frame>
        <draw:custom-shape draw:name="Rectangle 4" draw:style-name="gr13" draw:text-style-name="P25" draw:layer="layout" svg:width="7.407cm" svg:height="7.407cm" svg:x="2.117cm" svg:y="6.685cm"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25" draw:layer="layout" svg:width="11.217cm" svg:height="7.831cm" svg:x="13.123cm" svg:y="7.955cm"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10" draw:layer="layout" svg:width="6.349cm" svg:height="1.269cm" svg:x="2.54cm" svg:y="14.517cm">
          <text:p text:style-name="P9"><text:span text:style-name="T25">Loc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5" draw:text-style-name="P10" draw:layer="layout" svg:width="7.152cm" svg:height="1.269cm" svg:x="15.496cm" svg:y="16.254cm">
          <text:p text:style-name="P9"><text:span text:style-name="T25">Remote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6" draw:text-style-name="P26" draw:layer="layout" svg:width="6.984cm" svg:height="6.137cm" svg:x="2.328cm" svg:y="7.32cm">
          <text:p text:style-name="P9"><text:span text:style-name="T26">res = obj.meth(arg) ;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7" draw:text-style-name="P28" draw:layer="layout" svg:width="10.794cm" svg:height="6.984cm" svg:x="13.335cm" svg:y="8.378cm">
          <text:p text:style-name="P11"><text:span text:style-name="T27">ResType <text:s/>meth(ArgType arg) {</text:span></text:p>
          <text:p text:style-name="P11"><text:span text:style-name="T27"><text:s text:c="7"/>. . .</text:span></text:p>
          <text:p text:style-name="P11"><text:span text:style-name="T27"><text:s text:c="7"/>return new ResImpl(. . .) ;</text:span></text:p>
          <text:p text:style-name="P27"><text:span text:style-name="T27">}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5" draw:style-name="gr18" draw:text-style-name="P29" draw:layer="layout" svg:width="1.688cm" svg:height="1.269cm" svg:x="13.335cm" svg:y="8.167cm">
          <text:p text:style-name="P11"><text:span text:style-name="T28">ob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1" draw:style-name="gr19" draw:text-style-name="P12" draw:layer="layout" svg:width="13.969cm" svg:height="3.386cm" svg:x="8.255cm" svg:y="6.985cm">
          <text:p text:style-name="P11"><text:span text:style-name="T6"/></text:p>
          <draw:enhanced-geometry draw:mirror-horizontal="false" draw:mirror-vertical="false" draw:glue-points="?f0 ?f1 ?f2 ?f3 ?f4 ?f5" drawooo:sub-view-size="3168 640" draw:text-areas="0 0 ?f9 ?f10" svg:viewBox="0 0 0 0" draw:type="ooxml-non-primitive" draw:enhanced-path="M 0 544 C 504 272 1008 0 1536 16 2064 32 2616 336 3168 640 N">
            <draw:equation draw:name="f0" draw:formula="0*logwidth/3168"/>
            <draw:equation draw:name="f1" draw:formula="1036320*logheight/640"/>
            <draw:equation draw:name="f2" draw:formula="2438400*logwidth/3168"/>
            <draw:equation draw:name="f3" draw:formula="30480*logheight/640"/>
            <draw:equation draw:name="f4" draw:formula="5029200*logwidth/3168"/>
            <draw:equation draw:name="f5" draw:formula="1219200*logheight/64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logwidth"/>
            <draw:equation draw:name="f10" draw:formula="logheight"/>
          </draw:enhanced-geometry>
        </draw:custom-shape>
        <draw:custom-shape draw:name="Freeform 22" draw:style-name="gr19" draw:text-style-name="P12" draw:layer="layout" svg:width="16.518cm" svg:height="2.821cm" draw:transform="rotate (3.0469958081317) translate (19.735cm 15.237cm)">
          <text:p text:style-name="P11"><text:span text:style-name="T6"/></text:p>
          <draw:enhanced-geometry draw:mirror-horizontal="false" draw:mirror-vertical="false" draw:glue-points="?f0 ?f1 ?f2 ?f3 ?f4 ?f5" drawooo:sub-view-size="3168 640" draw:text-areas="0 0 ?f9 ?f10" svg:viewBox="0 0 0 0" draw:type="ooxml-non-primitive" draw:enhanced-path="M 0 544 C 504 272 1008 0 1536 16 2064 32 2616 336 3168 640 N">
            <draw:equation draw:name="f0" draw:formula="0*logwidth/3168"/>
            <draw:equation draw:name="f1" draw:formula="863600*logheight/640"/>
            <draw:equation draw:name="f2" draw:formula="2883285*logwidth/3168"/>
            <draw:equation draw:name="f3" draw:formula="25400*logheight/640"/>
            <draw:equation draw:name="f4" draw:formula="5946775*logwidth/3168"/>
            <draw:equation draw:name="f5" draw:formula="1016000*logheight/64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logwidth"/>
            <draw:equation draw:name="f10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ed Approaches to Networking" draw:style-name="dp1" draw:master-page-name="Title_20_and_20_Content" presentation:presentation-page-layout-name="AL1T11">
        <draw:frame draw:name="Rectangle 2" presentation:style-name="pr8" draw:text-style-name="P2" draw:layer="layout" svg:width="22.012cm" svg:height="2.222cm" svg:x="1.27cm" svg:y="0cm" presentation:class="title" presentation:user-transformed="true">
          <draw:text-box>
            <text:p text:style-name="P1"><text:span text:style-name="T1">Related Approaches to Networking</text:span></text:p>
          </draw:text-box>
        </draw:frame>
        <draw:frame draw:name="Rectangle 3" presentation:style-name="pr2" draw:text-style-name="P8" draw:layer="layout" svg:width="22.647cm" svg:height="14.392cm" svg:x="1.583cm" svg:y="2.026cm" presentation:class="outline" presentation:user-transformed="true">
          <draw:text-box>
            <text:list text:style-name="L13">
              <text:list-item>
                <text:p text:style-name="P24"><text:span text:style-name="T16">Sockets</text:span></text:p>
              </text:list-item>
            </text:list>
            <text:list text:style-name="L14">
              <text:list-item>
                <text:list>
                  <text:list-item>
                    <text:p text:style-name="P30"><text:span text:style-name="T11">Traditionally quite hard to program, although the </text:span><text:span text:style-name="T29">java.net</text:span><text:span text:style-name="T11"> package makes it relatively easy to establish a socket network connection to another host. <text:s/>Communication takes place via streams, but you must define the detailed protocols for message exchange yourself.</text:span></text:p>
                  </text:list-item>
                  <text:list-item>
                    <text:p text:style-name="P30"><text:span text:style-name="T11">High-level compared with Unix sockets, but low-level compared to RMI.</text:span></text:p>
                  </text:list-item>
                </text:list>
              </text:list-item>
              <text:list-item>
                <text:p text:style-name="P24"><text:span text:style-name="T16">Remote Procedure Call</text:span><text:span text:style-name="T3"> </text:span><text:span text:style-name="T16">(RPC)</text:span></text:p>
                <text:list>
                  <text:list-item>
                    <text:p text:style-name="P30"><text:span text:style-name="T11">An earlier UNIX protocol to allow calling remote procedures. <text:s/></text:span></text:p>
                  </text:list-item>
                  <text:list-item>
                    <text:p text:style-name="P30"><text:span text:style-name="T11">Programmers register their application with a host </text:span><text:span text:style-name="T15">port mapper</text:span><text:span text:style-name="T11">.</text:span></text:p>
                  </text:list-item>
                  <text:list-item>
                    <text:p text:style-name="P30"><text:span text:style-name="T11">Protocols for parameter-passing support a limited number of types.</text:span></text:p>
                  </text:list-item>
                </text:list>
              </text:list-item>
              <text:list-item>
                <text:p text:style-name="P24"><text:span text:style-name="T16">CORBA</text:span></text:p>
                <text:list>
                  <text:list-item>
                    <text:p text:style-name="P30"><text:span text:style-name="T11">Next topic</text:span></text:p>
                  </text:list-item>
                </text:list>
              </text:list-item>
            </text:list>
          </draw:text-box>
        </draw:frame>
        <draw:frame draw:style-name="gr20" draw:text-style-name="P32" draw:layer="layout" svg:width="20.948cm" svg:height="4.985cm" svg:x="1.912cm" svg:y="14.697cm">
          <draw:text-box>
            <text:p text:style-name="P31"><text:span text:style-name="T30">RMI: Syntax looks like ordinary Java method calls, making it easier to use. It transparently handles argument forwarding.+1</text:span></text:p>
            <text:p text:style-name="P31"><text:span text:style-name="T30">Sockets: Harder to program. Communication is stream-based, requiring you to write your own protocols.</text:span></text:p>
            <text:p text:style-name="P31"><text:span text:style-name="T30">RPC (Remote Procedure Call): An older UNIX protocol. It is limited in the types of parameters it can support compared to Java RMI.</text:span></text:p>
            <text:p text:style-name="P31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emote Interface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emote Interface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In RMI, a common </text:span><text:span text:style-name="T16">remote interface</text:span><text:span text:style-name="T3"> is the minimum amount of information that must be shared in advance between “client” and “server” machines. </text:span></text:p>
              </text:list-item>
              <text:list-item>
                <text:p text:style-name="P24"><text:span text:style-name="T3">It defines a high-level “protocol” through which the machines will communicate.</text:span></text:p>
              </text:list-item>
              <text:list-item>
                <text:p text:style-name="P24"><text:span text:style-name="T3">A remote interface is an ordinary Java interface, which must extent the marker interface </text:span><text:span text:style-name="T23">java.rmi.Remote</text:span><text:span text:style-name="T3">.</text:span></text:p>
              </text:list-item>
              <text:list-item>
                <text:p text:style-name="P24"><text:span text:style-name="T3">All methods in a remote interface </text:span><text:span text:style-name="T22">must</text:span><text:span text:style-name="T3"> be declared to throw the </text:span><text:span text:style-name="T23">java.rmi.RemoteException</text:span><text:span text:style-name="T3"> excep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Example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 Simple Example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A file </text:span><text:span text:style-name="T23">MessageWriter.java </text:span><text:span text:style-name="T3">contains the interface definition:</text:span></text:p>
              </text:list-item>
            </text:list>
            <text:p text:style-name="P33"><text:span text:style-name="T29"><text:s text:c="4"/>import java.rmi.* ;</text:span></text:p>
            <text:p text:style-name="P34"><text:span text:style-name="T29"><text:s text:c="4"/>public interface <text:s/>MessageWriter <text:s/>extends Remote {</text:span></text:p>
            <text:p text:style-name="P35"><text:span text:style-name="T29"><text:s text:c="11"/>void <text:s/>writeMessage(String s) <text:s/>throws RemoteException ;</text:span></text:p>
            <text:p text:style-name="P36"><text:span text:style-name="T29"><text:s text:c="4"/>}</text:span></text:p>
            <text:list text:style-name="L16">
              <text:list-item>
                <text:p text:style-name="P37"><text:span text:style-name="T3">This interface defines a single remote method, </text:span><text:span text:style-name="T23">writeMessage()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.rmi.Remote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1">java.rmi.Remote</text:span></text:p>
          </draw:text-box>
        </draw:frame>
        <draw:frame draw:name="Rectangle 3" presentation:style-name="pr7" draw:text-style-name="P8" draw:layer="layout" svg:width="22.647cm" svg:height="13.757cm" svg:x="1.27cm" svg:y="3.387cm" presentation:class="outline" presentation:user-transformed="true">
          <draw:text-box>
            <text:list text:style-name="L2">
              <text:list-item>
                <text:p text:style-name="P24"><text:span text:style-name="T3">The interface </text:span><text:span text:style-name="T23">java.rmi.Remote </text:span><text:span text:style-name="T3">is a </text:span><text:span text:style-name="T22">marker interface</text:span><text:span text:style-name="T3">.</text:span></text:p>
              </text:list-item>
              <text:list-item>
                <text:p text:style-name="P24"><text:span text:style-name="T3">It declares</text:span><text:span text:style-name="T16"> no </text:span><text:span text:style-name="T3">methods or fields; however, extending it </text:span><text:span text:style-name="T16">tells the RMI system</text:span><text:span text:style-name="T3"> to treat the interface concerned as a remote interfa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emote Object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emote Object</text:span></text:p>
          </draw:text-box>
        </draw:frame>
        <draw:frame draw:name="Rectangle 3" presentation:style-name="pr2" draw:text-style-name="P8" draw:layer="layout" svg:width="22.647cm" svg:height="13.757cm" svg:x="1.27cm" svg:y="3.387cm" presentation:class="outline" presentation:user-transformed="true">
          <draw:text-box>
            <text:list text:style-name="L2">
              <text:list-item>
                <text:p text:style-name="P24"><text:span text:style-name="T3">A </text:span><text:span text:style-name="T16">remote object</text:span><text:span text:style-name="T3"> is an instance of a class that implements a remote interface.</text:span></text:p>
              </text:list-item>
              <text:list-item>
                <text:p text:style-name="P24"><text:span text:style-name="T3">Most often this class also extends the library class </text:span><text:span text:style-name="T23">java.rmi.server.UnicastRemoteObject</text:span><text:span text:style-name="T3">. <text:s/>This class includes a constructor that </text:span><text:span text:style-name="T22">exports</text:span><text:span text:style-name="T3"> the object to the RMI system when it is created, thus making the object visible to the outside world.</text:span></text:p>
              </text:list-item>
              <text:list-item>
                <text:p text:style-name="P24"><text:span text:style-name="T3">Usually you will not have to deal with this class explicitly—your remote object classes just have to extend it.</text:span></text:p>
              </text:list-item>
              <text:list-item>
                <text:p text:style-name="P24"><text:span text:style-name="T3">One fairly common convention is to name the class of the remote object after the name of the remote interface it implements, but append </text:span><text:span text:style-name="T16">“</text:span><text:span text:style-name="T23">Impl</text:span><text:span text:style-name="T16">”</text:span><text:span text:style-name="T3"> to the en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Remote Object Implementation Class" draw:style-name="dp1" draw:master-page-name="Title_20_and_20_Content" presentation:presentation-page-layout-name="AL1T11">
        <draw:frame draw:name="Rectangle 2" presentation:style-name="pr8" draw:text-style-name="P2" draw:layer="layout" svg:width="23.282cm" svg:height="2.222cm" svg:x="1.27cm" svg:y="0cm" presentation:class="title" presentation:user-transformed="true">
          <draw:text-box>
            <text:p text:style-name="P1"><text:span text:style-name="T1">A Remote Object Implementation Class</text:span></text:p>
          </draw:text-box>
        </draw:frame>
        <draw:frame draw:name="Rectangle 3" presentation:style-name="pr2" draw:text-style-name="P8" draw:layer="layout" svg:width="24.341cm" svg:height="13.757cm" svg:x="1.27cm" svg:y="3.175cm" presentation:class="outline" presentation:user-transformed="true">
          <draw:text-box>
            <text:list text:style-name="L2">
              <text:list-item>
                <text:p text:style-name="P24"><text:span text:style-name="T3">The file </text:span><text:span text:style-name="T23">MessageWriterImpl.java</text:span><text:span text:style-name="T3"> contains the class declaration:</text:span></text:p>
              </text:list-item>
            </text:list>
            <text:p text:style-name="P38"><text:span text:style-name="T29"><text:s text:c="2"/>import java.rmi.* ;</text:span></text:p>
            <text:p text:style-name="P39"><text:span text:style-name="T29"><text:s text:c="2"/>import java.rmi.server.* ;</text:span></text:p>
            <text:p text:style-name="P40"><text:span text:style-name="T29"><text:s text:c="2"/>public class MessageWriterImpl </text:span><text:span text:style-name="T32">extends UnicastRemoteObject</text:span></text:p>
            <text:p text:style-name="P39"><text:span text:style-name="T29"><text:s text:c="62"/></text:span><text:span text:style-name="T32">implements MessageWriter</text:span><text:span text:style-name="T29"> {</text:span></text:p>
            <text:p text:style-name="P41"><text:span text:style-name="T29"><text:s text:c="7"/>public MessageWriterImpl() </text:span><text:span text:style-name="T32">throws RemoteException</text:span><text:span text:style-name="T29"> {</text:span></text:p>
            <text:p text:style-name="P39"><text:span text:style-name="T29"><text:s text:c="7"/>}</text:span></text:p>
            <text:p text:style-name="P40"><text:span text:style-name="T29"><text:s text:c="7"/>public void writeMessage(String s) throws RemoteException {</text:span></text:p>
            <text:p text:style-name="P42"><text:span text:style-name="T29"><text:s text:c="14"/>System.out.println(s) ;</text:span></text:p>
            <text:p text:style-name="P36"><text:span text:style-name="T29"><text:s text:c="7"/>}</text:span></text:p>
            <text:p text:style-name="P36"><text:span text:style-name="T29"><text:s text:c="2"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mark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The constructor </text:span><text:span text:style-name="T23">MessageWriterImpl() </text:span><text:span text:style-name="T3">has an empty body. <text:s/>But recall that if there is no </text:span><text:span text:style-name="T4">explicit constructor invocation</text:span><text:span text:style-name="T3"> in the body of a subclass constructor, it </text:span><text:span text:style-name="T22">implicitly</text:span><text:span text:style-name="T16"> </text:span><text:span text:style-name="T3">invokes </text:span><text:span text:style-name="T23">super()</text:span><text:span text:style-name="T3">.</text:span></text:p>
              </text:list-item>
              <text:list-item>
                <text:p text:style-name="P24"><text:span text:style-name="T3">Hence the vital constructor of </text:span><text:span text:style-name="T23">UnicastRemoteObject</text:span><text:span text:style-name="T3"> is called.</text:span></text:p>
              </text:list-item>
              <text:list-item>
                <text:p text:style-name="P24"><text:span text:style-name="T3">This constructor is declared to throw </text:span><text:span text:style-name="T23">RemoteException</text:span><text:span text:style-name="T3">. The </text:span><text:span text:style-name="T23">MessageWriterImpl()</text:span><text:span text:style-name="T3"> constructor must be declared to throw this exception in turn, otherwise there will be a compiler error message.</text:span></text:p>
              </text:list-item>
              <text:list-item>
                <text:p text:style-name="P24"><text:span text:style-name="T3">Of course the class must also define all the methods of the remote interface </text:span><text:span text:style-name="T23">MessageWriter</text:span><text:span text:style-name="T3">, which it impl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 and Server Program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837cm" presentation:class="title" presentation:user-transformed="true">
          <draw:text-box>
            <text:p text:style-name="P1"><text:span text:style-name="T1">Client and Server Programs</text:span></text:p>
          </draw:text-box>
        </draw:frame>
        <draw:frame draw:name="Rectangle 3" presentation:style-name="pr2" draw:text-style-name="P8" draw:layer="layout" svg:width="22.647cm" svg:height="14.181cm" svg:x="1.27cm" svg:y="3.175cm" presentation:class="outline" presentation:user-transformed="true">
          <draw:text-box>
            <text:list text:style-name="L2">
              <text:list-item>
                <text:p text:style-name="P24"><text:span text:style-name="T3">We have completed the Java files for the remote object class itself, but we still need the actual client and server programs that </text:span><text:span text:style-name="T22">use</text:span><text:span text:style-name="T16"> </text:span><text:span text:style-name="T3">this class.</text:span></text:p>
              </text:list-item>
              <text:list-item>
                <text:p text:style-name="P24"><text:span text:style-name="T3">To minimize distractions, we initially make the simplifying assumption that both client and server have </text:span><text:span text:style-name="T16">copies of all class files</text:span><text:span text:style-name="T3"> for </text:span><text:span text:style-name="T23">MessageWriter</text:span><text:span text:style-name="T3"> (e.g., they may share access through shared NFS directories).</text:span></text:p>
              </text:list-item>
              <text:list-item>
                <text:p text:style-name="P24"><text:span text:style-name="T3">Then we also don’t need a security manager, because all code</text:span><text:span text:style-name="T22"> </text:span><text:span text:style-name="T3">is “local”, and therefore trus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erver Program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 Server Program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We assume the file </text:span><text:span text:style-name="T23">HelloServer.java</text:span><text:span text:style-name="T3"> contains the class declaration:</text:span></text:p>
              </text:list-item>
            </text:list>
            <text:p text:style-name="P38"><text:span text:style-name="T29">import java.rmi.* ;</text:span></text:p>
            <text:p text:style-name="P38"><text:span text:style-name="T33">import java.rmi.registry.*;</text:span></text:p>
            <text:p text:style-name="P40"><text:span text:style-name="T29">public class HelloServer {</text:span></text:p>
            <text:p text:style-name="P42"><text:span text:style-name="T29"><text:s text:c="7"/>public static void main(String [] args) throws Exception {</text:span></text:p>
            <text:p text:style-name="P41"><text:span text:style-name="T29"><text:s text:c="14"/>MessageWriter server = new MessageWriterImpl() ;</text:span></text:p>
            <text:p text:style-name="P34"><text:span text:style-name="T34"><text:s/></text:span><text:span text:style-name="T34"><text:tab/></text:span><text:span text:style-name="T34"><text:tab/></text:span><text:span text:style-name="T34"> <text:s text:c="6"/></text:span><text:span text:style-name="T33">LocateRegistry.createRegistry(2020);</text:span><text:span text:style-name="T29"> <text:s text:c="13"/></text:span></text:p>
            <text:p text:style-name="P34"><text:span text:style-name="T32">Naming.rebind(“//localhost:2020/messageservice”, server) ;</text:span></text:p>
            <text:p text:style-name="P36"><text:span text:style-name="T29"><text:s text:c="7"/>}</text:span></text:p>
            <text:p text:style-name="P36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s (2)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mark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To avoid cluttering this illustrative code with </text:span><text:span text:style-name="T23">try-catch</text:span><text:span text:style-name="T3"> statements, we simply have the </text:span><text:span text:style-name="T23">main() </text:span><text:span text:style-name="T3">method throw all exceptions (not good practice in general).</text:span></text:p>
              </text:list-item>
              <text:list-item>
                <text:p text:style-name="P24"><text:span text:style-name="T3">This program does two things: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13">It creates a remote object with local name </text:span><text:span text:style-name="T35">server</text:span><text:span text:style-name="T13">.</text:span></text:p>
                  </text:list-item>
                  <text:list-item>
                    <text:p text:style-name="P43"><text:span text:style-name="T13">It publishes a remote reference to that object with external name </text:span><text:span text:style-name="T35">“</text:span><text:span text:style-name="T36">messageservice</text:span><text:span text:style-name="T35">”</text:span><text:span text:style-name="T13">.</text:span></text:p>
                  </text:list-item>
                </text:list>
              </text:list-item>
              <text:list-item>
                <text:p text:style-name="P24"><text:span text:style-name="T3">The call to </text:span><text:span text:style-name="T23">Naming.rebind() </text:span><text:span text:style-name="T3">places a reference to </text:span><text:span text:style-name="T23">server </text:span><text:span text:style-name="T3">in an </text:span><text:span text:style-name="T22">RMI registry</text:span><text:span text:style-name="T3"> running on the local host (i.e., the host where the </text:span><text:span text:style-name="T23">HelloServer</text:span><text:span text:style-name="T3"> program is run).</text:span></text:p>
              </text:list-item>
              <text:list-item>
                <text:p text:style-name="P24"><text:span text:style-name="T3">Client programs can obtain a reference to the remote object by looking it up in this regist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Client Program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 Client Program</text:span></text:p>
          </draw:text-box>
        </draw:frame>
        <draw:frame draw:name="Rectangle 3" presentation:style-name="pr2" draw:text-style-name="P8" draw:layer="layout" svg:width="23.282cm" svg:height="13.757cm" svg:x="1.27cm" svg:y="3.175cm" presentation:class="outline" presentation:user-transformed="true">
          <draw:text-box>
            <text:list text:style-name="L2">
              <text:list-item>
                <text:p text:style-name="P24"><text:span text:style-name="T3">We assume the file </text:span><text:span text:style-name="T23">HelloClient.java</text:span><text:span text:style-name="T3"> contains the class declaration:</text:span></text:p>
              </text:list-item>
            </text:list>
            <text:p text:style-name="P44"><text:span text:style-name="T37">import</text:span><text:span text:style-name="T38"> java.rmi.* ;</text:span></text:p>
            <text:p text:style-name="P44"><text:span text:style-name="T37">public</text:span><text:span text:style-name="T38"> </text:span><text:span text:style-name="T37">class</text:span><text:span text:style-name="T38"> HelloClient {</text:span></text:p>
            <text:p text:style-name="P44"><text:span text:style-name="T39"><text:s text:c="7"/></text:span><text:span text:style-name="T37">public</text:span><text:span text:style-name="T38"> </text:span><text:span text:style-name="T37">static</text:span><text:span text:style-name="T38"> </text:span><text:span text:style-name="T37">void</text:span><text:span text:style-name="T38"> main(String [] </text:span><text:span text:style-name="T40">args</text:span><text:span text:style-name="T38">) </text:span><text:span text:style-name="T37">throws</text:span><text:span text:style-name="T38"> Exception {</text:span></text:p>
            <text:p text:style-name="P44"><text:span text:style-name="T39"><text:s text:c="6"/>MessageWriter </text:span><text:span text:style-name="T41">server</text:span><text:span text:style-name="T39"> = (MessageWriter) Naming.</text:span><text:span text:style-name="T42">lookup(</text:span><text:span text:style-name="T43">"rmi://localhost:2020/messageservice"</text:span><text:span text:style-name="T42">) ;</text:span></text:p>
            <text:p text:style-name="P44"><text:span text:style-name="T39"><text:s text:c="6"/></text:span><text:span text:style-name="T41">server</text:span><text:span text:style-name="T39">.writeMessage(</text:span><text:span text:style-name="T44">"Hello, other world"</text:span><text:span text:style-name="T39">);</text:span></text:p>
            <text:p text:style-name="P44"><text:span text:style-name="T39"><text:s text:c="7"/>}</text:span></text:p>
            <text:p text:style-name="P44"><text:span text:style-name="T39">}</text:span></text:p>
            <text:p text:style-name="P45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s (3)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mark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Again the program does two things: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13">It looks up a reference to a remote object with external name </text:span><text:span text:style-name="T35">“</text:span><text:span text:style-name="T46">messageservice</text:span><text:span text:style-name="T35">”</text:span><text:span text:style-name="T13">, and stores the returned reference with local name </text:span><text:span text:style-name="T35">server</text:span><text:span text:style-name="T13">.</text:span></text:p>
                  </text:list-item>
                  <text:list-item>
                    <text:p text:style-name="P43"><text:span text:style-name="T13">Finally (!), it invokes the remote method, </text:span><text:span text:style-name="T35">writeMessage()</text:span><text:span text:style-name="T13">, on </text:span><text:span text:style-name="T35">server</text:span><text:span text:style-name="T13">.</text:span></text:p>
                  </text:list-item>
                </text:list>
              </text:list-item>
              <text:list-item>
                <text:p text:style-name="P24"><text:span text:style-name="T3">The call to </text:span><text:span text:style-name="T23">Naming.lookup() </text:span><text:span text:style-name="T3">searches in</text:span><text:span text:style-name="T23"> </text:span><text:span text:style-name="T3">a remote</text:span><text:span text:style-name="T23"> </text:span><text:span text:style-name="T3">RMI registry. <text:s/>Its argument is a </text:span><text:span text:style-name="T47">URL</text:span><text:span text:style-name="T4">,</text:span><text:span text:style-name="T22"> </text:span><text:span text:style-name="T3">with protocol tag </text:span><text:span text:style-name="T16">“</text:span><text:span text:style-name="T23">rmi</text:span><text:span text:style-name="T16">”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 and Running the Example" draw:style-name="dp1" draw:master-page-name="Title_20_and_20_Content" presentation:presentation-page-layout-name="AL1T11">
        <draw:frame draw:name="Rectangle 2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iling and Running the Example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Compile </text:span><text:span text:style-name="T23">HelloServer </text:span><text:span text:style-name="T3">and </text:span><text:span text:style-name="T23">HelloClient</text:span><text:span text:style-name="T3"> on their respective hosts, e.g.:</text:span></text:p>
              </text:list-item>
            </text:list>
            <text:p text:style-name="P40"><text:span text:style-name="T29"><text:s text:c="17"/>sirah$ <text:s/>javac HelloServer</text:span></text:p>
            <text:p text:style-name="P40"><text:span text:style-name="T29"><text:s text:c="17"/>merlot$ <text:s/>javac HelloClient</text:span></text:p>
            <text:list text:style-name="L16">
              <text:list-item>
                <text:p text:style-name="P37"><text:span text:style-name="T3">Either ensure client and server </text:span><text:span text:style-name="T16">share</text:span><text:span text:style-name="T3"> the current directory, or </text:span><text:span text:style-name="T16">copy</text:span><text:span text:style-name="T3"> all files with names of the form </text:span><text:span text:style-name="T23">MessageWriter * .class </text:span><text:span text:style-name="T3">to the client’s current directory.</text:span></text:p>
              </text:list-item>
              <text:list-item>
                <text:p text:style-name="P37"><text:span text:style-name="T3">Then. . 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 on Using the RMI Registry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mark on Using the RMI Registry</text:span></text:p>
          </draw:text-box>
        </draw:frame>
        <draw:frame draw:name="Rectangle 3" presentation:style-name="pr2" draw:text-style-name="P8" draw:layer="layout" svg:width="24.552cm" svg:height="13.122cm" svg:x="0.847cm" svg:y="3.598cm" presentation:class="outline" presentation:user-transformed="true">
          <draw:text-box>
            <text:list text:style-name="L2">
              <text:list-item>
                <text:p text:style-name="P24"><text:span text:style-name="T3">In this example we ran the RMI registry on 2020 port. </text:span></text:p>
              </text:list-item>
              <text:list-item>
                <text:p text:style-name="P24"><text:span text:style-name="T3">Running rmi on default port is bad idea, especially if the server is used by many people, because there is no mechanism to prevent interference.</text:span></text:p>
              </text:list-item>
              <text:list-item>
                <text:p text:style-name="P24"><text:span text:style-name="T3">It is better to start a registry a non-default port number of your own choice, e.g.:</text:span></text:p>
              </text:list-item>
            </text:list>
            <text:p text:style-name="P40"><text:span text:style-name="T29"><text:s text:c="17"/>$ <text:s text:c="2"/>rmiregistry <text:s/>2020</text:span></text:p>
            <text:list text:style-name="L16">
              <text:list-item>
                <text:p text:style-name="P37"><text:span text:style-name="T3">The </text:span><text:span text:style-name="T23">Naming</text:span><text:span text:style-name="T3"> calls become, e.g.:</text:span></text:p>
              </text:list-item>
            </text:list>
            <text:p text:style-name="P40"><text:span text:style-name="T29">Naming.rebind(“//localhost:2020/messageservice”, server) ;</text:span></text:p>
            <text:p text:style-name="P40"><text:span text:style-name="T29">Naming.lookup(“rmi://localhost:2020/messageservice”) 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gument Passing in RMI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gument Passing in RMI</text:span></text:p>
          </draw:text-box>
        </draw:frame>
        <draw:frame draw:name="Rectangle 3" presentation:style-name="pr2" draw:text-style-name="P8" draw:layer="layout" svg:width="22.647cm" svg:height="10.582cm" svg:x="1.27cm" svg:y="3.175cm" presentation:class="outline" presentation:user-transformed="true">
          <draw:text-box>
            <text:list text:style-name="L2">
              <text:list-item>
                <text:p text:style-name="P24"><text:span text:style-name="T3">In general any object-valued </text:span><text:span text:style-name="T16">argument or result</text:span><text:span text:style-name="T3"> of a remote method must </text:span><text:span text:style-name="T22">either</text:span><text:span text:style-name="T3"> implement </text:span><text:span text:style-name="T23">Remote</text:span><text:span text:style-name="T3"> or </text:span><text:span text:style-name="T23">Serializable</text:span><text:span text:style-name="T3">.</text:span></text:p>
              </text:list-item>
              <text:list-item>
                <text:p text:style-name="P46"><text:span text:style-name="T3">If the argument or result implements </text:span><text:span text:style-name="T23">Remote</text:span><text:span text:style-name="T3">, it is effectively passed by (remote) reference.</text:span></text:p>
              </text:list-item>
              <text:list-item>
                <text:p text:style-name="P46"><text:span text:style-name="T3">If it implements </text:span><text:span text:style-name="T23">Serializable</text:span><text:span text:style-name="T3">, it is passed by serialization and copying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a File Reading Service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: a File Reading Service</text:span></text:p>
          </draw:text-box>
        </draw:frame>
        <draw:frame draw:name="Rectangle 3" presentation:style-name="pr7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The earlier “Hello” example involved a very trivial remote I/O service, whereby a client could write a string to the console of a server.</text:span></text:p>
              </text:list-item>
              <text:list-item>
                <text:p text:style-name="P24"><text:span text:style-name="T3">Here we generalize to a more useful service that reads a file on the server and returns its contents to a client.</text:span></text:p>
              </text:list-item>
              <text:list-item>
                <text:p text:style-name="P24"><text:span text:style-name="T3">In particular it will illustrate how RMI implicitly uses serialization for a </text:span><text:span text:style-name="T23">java.util</text:span><text:span text:style-name="T3"> class, returned as a remote method res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emote Interface (2)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emote Interface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The file </text:span><text:span text:style-name="T23">FileSource.java</text:span><text:span text:style-name="T48">:</text:span></text:p>
              </text:list-item>
            </text:list>
            <text:p text:style-name="P7"><text:span text:style-name="T48"/></text:p>
            <text:p text:style-name="P47"><text:span text:style-name="T49"><text:s/></text:span><text:span text:style-name="T50">import</text:span><text:span text:style-name="T51"> java.util.* ;</text:span></text:p>
            <text:p text:style-name="P47"><text:span text:style-name="T49"><text:s/></text:span><text:span text:style-name="T50">import</text:span><text:span text:style-name="T51"> java.io.* ;</text:span></text:p>
            <text:p text:style-name="P47"><text:span text:style-name="T49"><text:s/></text:span><text:span text:style-name="T50">import</text:span><text:span text:style-name="T51"> java.rmi.* ;</text:span></text:p>
            <text:p text:style-name="P47"><text:span text:style-name="T49"/></text:p>
            <text:p text:style-name="P47"><text:span text:style-name="T50">public</text:span><text:span text:style-name="T51"> </text:span><text:span text:style-name="T50">interface</text:span><text:span text:style-name="T51"> FileSource </text:span><text:span text:style-name="T50">extends</text:span><text:span text:style-name="T51"> Remote {</text:span></text:p>
            <text:p text:style-name="P47"><text:span text:style-name="T49"/></text:p>
            <text:p text:style-name="P47"><text:span text:style-name="T49"><text:s text:c="4"/></text:span><text:span text:style-name="T50">public</text:span><text:span text:style-name="T51"> </text:span><text:span text:style-name="T52">Vector readFile(String </text:span><text:span text:style-name="T53">File</text:span><text:span text:style-name="T52">) </text:span><text:span text:style-name="T54">throws</text:span><text:span text:style-name="T52"> RemoteException, IOException ;</text:span></text:p>
            <text:p text:style-name="P47"><text:span text:style-name="T49"/></text:p>
            <text:p text:style-name="P47"><text:span text:style-name="T4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emote Object Implementation" draw:style-name="dp1" draw:master-page-name="Title_20_and_20_Content" presentation:presentation-page-layout-name="AL1T11">
        <draw:frame draw:name="Rectangle 2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emote Object Implementation</text:span></text:p>
          </draw:text-box>
        </draw:frame>
        <draw:frame draw:name="Rectangle 3" presentation:style-name="pr2" draw:text-style-name="P8" draw:layer="layout" svg:width="24.129cm" svg:height="15.027cm" svg:x="1.27cm" svg:y="3.175cm" presentation:class="outline" presentation:user-transformed="true">
          <draw:text-box>
            <text:list text:style-name="L2">
              <text:list-item>
                <text:p text:style-name="P48"><text:span text:style-name="T55">The definition of </text:span><text:span text:style-name="T56">FileSourceImpl</text:span><text:span text:style-name="T55">:</text:span></text:p>
              </text:list-item>
            </text:list>
            <text:p text:style-name="P49"><text:span text:style-name="T57">import</text:span><text:span text:style-name="T58"> java.io.BufferedReader;</text:span></text:p>
            <text:p text:style-name="P49"><text:span text:style-name="T57">import</text:span><text:span text:style-name="T58"> java.io.FileReader;</text:span></text:p>
            <text:p text:style-name="P49"><text:span text:style-name="T57">import</text:span><text:span text:style-name="T58"> java.io.IOException;</text:span></text:p>
            <text:p text:style-name="P49"><text:span text:style-name="T57">import</text:span><text:span text:style-name="T58"> java.rmi.RemoteException;</text:span></text:p>
            <text:p text:style-name="P49"><text:span text:style-name="T57">import</text:span><text:span text:style-name="T58"> java.rmi.server.UnicastRemoteObject;</text:span></text:p>
            <text:p text:style-name="P49"><text:span text:style-name="T57">import</text:span><text:span text:style-name="T58"> java.util.*;</text:span></text:p>
            <text:p text:style-name="P49"><text:span text:style-name="T57">public</text:span><text:span text:style-name="T58"> </text:span><text:span text:style-name="T57">class</text:span><text:span text:style-name="T58"> </text:span><text:span text:style-name="T59">FileSourceImpl </text:span><text:span text:style-name="T60">extends</text:span><text:span text:style-name="T59"> UnicastRemoteObject </text:span><text:span text:style-name="T60">implements</text:span><text:span text:style-name="T59"> FileSource {</text:span></text:p>
            <text:p text:style-name="P49"><text:span text:style-name="T61"><text:s text:c="6"/></text:span><text:span text:style-name="T57">public</text:span><text:span text:style-name="T58"> FileSourceImpl() </text:span><text:span text:style-name="T57">throws</text:span><text:span text:style-name="T58"> RemoteException {}</text:span></text:p>
            <text:p text:style-name="P49"><text:span text:style-name="T61"><text:s text:c="6"/></text:span><text:span text:style-name="T57">public</text:span><text:span text:style-name="T58"> </text:span><text:span text:style-name="T59">Vector readFile(String </text:span><text:span text:style-name="T62">file</text:span><text:span text:style-name="T59">)</text:span></text:p>
            <text:p text:style-name="P49"><text:span text:style-name="T61"><text:s text:c="31"/></text:span><text:span text:style-name="T57">throws</text:span><text:span text:style-name="T58"> RemoteException, IOException {</text:span></text:p>
            <text:p text:style-name="P49"><text:span text:style-name="T61"><text:s text:c="12"/></text:span><text:span text:style-name="T63">Vector </text:span><text:span text:style-name="T64">lines</text:span><text:span text:style-name="T63"> = </text:span><text:span text:style-name="T60">new</text:span><text:span text:style-name="T59"> Vector() ;</text:span></text:p>
            <text:p text:style-name="P49"><text:span text:style-name="T61"><text:s text:c="12"/>BufferedReader </text:span><text:span text:style-name="T64">in</text:span><text:span text:style-name="T63"> = </text:span><text:span text:style-name="T60">new</text:span><text:span text:style-name="T59"> BufferedReader(</text:span><text:span text:style-name="T60">new</text:span><text:span text:style-name="T59"> FileReader(</text:span><text:span text:style-name="T62">file</text:span><text:span text:style-name="T59">)) ;</text:span></text:p>
            <text:p text:style-name="P49"><text:span text:style-name="T61"><text:s text:c="12"/></text:span><text:span text:style-name="T57">while</text:span><text:span text:style-name="T58">(</text:span><text:span text:style-name="T57">true</text:span><text:span text:style-name="T58">) {</text:span></text:p>
            <text:p text:style-name="P49"><text:span text:style-name="T61"><text:s text:c="18"/>String </text:span><text:span text:style-name="T65">line</text:span><text:span text:style-name="T61"> = </text:span><text:span text:style-name="T65">in</text:span><text:span text:style-name="T61">.readLine() ;</text:span></text:p>
            <text:p text:style-name="P49"><text:span text:style-name="T61"><text:s text:c="18"/></text:span><text:span text:style-name="T57">if</text:span><text:span text:style-name="T58">(</text:span><text:span text:style-name="T66">line</text:span><text:span text:style-name="T58"> == </text:span><text:span text:style-name="T57">null</text:span><text:span text:style-name="T58">) </text:span><text:span text:style-name="T57">break</text:span><text:span text:style-name="T58"> ;</text:span></text:p>
            <text:p text:style-name="P49"><text:span text:style-name="T61"><text:s text:c="18"/></text:span><text:span text:style-name="T64">lines</text:span><text:span text:style-name="T63">.addElement(</text:span><text:span text:style-name="T64">line</text:span><text:span text:style-name="T63">) ;</text:span></text:p>
            <text:p text:style-name="P49"><text:span text:style-name="T61"><text:s text:c="12"/>}</text:span></text:p>
            <text:p text:style-name="P49"><text:span text:style-name="T61"><text:s text:c="12"/></text:span><text:span text:style-name="T57">return</text:span><text:span text:style-name="T58"> </text:span><text:span text:style-name="T66">lines</text:span><text:span text:style-name="T58"> ;</text:span></text:p>
            <text:p text:style-name="P49"><text:span text:style-name="T61"><text:s text:c="6"/>}}</text:span></text:p>
            <text:p text:style-name="P50"><text:span text:style-name="T6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erver Program" draw:style-name="dp1" draw:master-page-name="Title_20_and_20_Content" presentation:presentation-page-layout-name="AL1T11">
        <draw:frame draw:name="Rectangle 2" presentation:style-name="pr1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1">The Server Program</text:span></text:p>
          </draw:text-box>
        </draw:frame>
        <draw:frame draw:name="Rectangle 3" presentation:style-name="pr2" draw:text-style-name="P8" draw:layer="layout" svg:width="23.494cm" svg:height="13.757cm" svg:x="1.27cm" svg:y="3.175cm" presentation:class="outline" presentation:user-transformed="true">
          <draw:text-box>
            <text:list text:style-name="L2">
              <text:list-item>
                <text:p text:style-name="P7"><text:span text:style-name="T3">The definition of the class </text:span><text:span text:style-name="T23">FileServer</text:span><text:span text:style-name="T3">:</text:span></text:p>
              </text:list-item>
            </text:list>
            <text:p text:style-name="P47"><text:span text:style-name="T23"><text:s text:c="5"/></text:span><text:span text:style-name="T50">import</text:span><text:span text:style-name="T51"> java.rmi.Naming;</text:span></text:p>
            <text:p text:style-name="P47"><text:span text:style-name="T50">import</text:span><text:span text:style-name="T51"> java.rmi.registry.LocateRegistry;</text:span></text:p>
            <text:p text:style-name="P47"><text:span text:style-name="T68"/></text:p>
            <text:p text:style-name="P47"><text:span text:style-name="T50">public</text:span><text:span text:style-name="T51"> </text:span><text:span text:style-name="T50">class</text:span><text:span text:style-name="T51"> FileServer {</text:span></text:p>
            <text:p text:style-name="P47"><text:span text:style-name="T49"><text:s text:c="12"/></text:span><text:span text:style-name="T50">public</text:span><text:span text:style-name="T51"> </text:span><text:span text:style-name="T50">static</text:span><text:span text:style-name="T51"> </text:span><text:span text:style-name="T50">void</text:span><text:span text:style-name="T51"> main(String [] </text:span><text:span text:style-name="T69">args</text:span><text:span text:style-name="T51">) </text:span><text:span text:style-name="T50">throws</text:span><text:span text:style-name="T51"> Exception {</text:span></text:p>
            <text:p text:style-name="P47"><text:span text:style-name="T49"><text:s text:c="18"/>FileSource </text:span><text:span text:style-name="T70">server</text:span><text:span text:style-name="T49"> = </text:span><text:span text:style-name="T50">new</text:span><text:span text:style-name="T51"> FileSourceImpl() ;</text:span></text:p>
            <text:p text:style-name="P47"><text:span text:style-name="T49"><text:s text:c="14"/></text:span></text:p>
            <text:p text:style-name="P47"><text:span text:style-name="T49"><text:s text:c="18"/>LocateRegistry.</text:span><text:span text:style-name="T71">createRegistry(2020);</text:span></text:p>
            <text:p text:style-name="P47"><text:span text:style-name="T68"/></text:p>
            <text:p text:style-name="P47"><text:span text:style-name="T49"><text:s text:c="18"/>Naming.</text:span><text:span text:style-name="T71">rebind(</text:span><text:span text:style-name="T72">"rmi://localhost:2020/fileservice"</text:span><text:span text:style-name="T71">, </text:span><text:span text:style-name="T73">server</text:span><text:span text:style-name="T71">) ;</text:span></text:p>
            <text:p text:style-name="P47"><text:span text:style-name="T49"><text:s/>} <text:s text:c="5"/>}</text:span></text:p>
            <text:list text:continue-numbering="true" text:style-name="L2">
              <text:list-item>
                <text:p text:style-name="P51"><text:span text:style-name="T3">(We chose the registry port as a random number between 1024 and 64K.)</text:span></text:p>
              </text:list-item>
            </text:list>
          </draw:text-box>
        </draw:frame>
        <presentation:notes draw:style-name="dp3">
          <draw:frame draw:name="Rectangle 7" presentation:style-name="pr9" draw:text-style-name="P53" draw:layer="layout" svg:width="8.479cm" svg:height="1.291cm" svg:x="11.099cm" svg:y="24.531cm" presentation:class="page-number" presentation:user-transformed="true">
            <draw:text-box>
              <text:p text:style-name="P52"><text:span text:style-name="T74"><text:page-number>&lt;number&gt;</text:page-number></text:span></text:p>
            </draw:text-box>
          </draw:frame>
          <draw:page-thumbnail draw:name="Rectangle 2" draw:style-name="gr1" draw:layer="layout" svg:width="12.862cm" svg:height="9.647cm" svg:x="3.356cm" svg:y="1.954cm" draw:page-number="31" presentation:class="page"/>
          <draw:frame draw:name="Rectangle 3" presentation:style-name="pr10" draw:text-style-name="P54" draw:layer="layout" svg:width="14.366cm" svg:height="11.614cm" svg:x="2.606cm" svg:y="12.272cm" presentation:class="notes" presentation:placeholder="true" presentation:user-transformed="true">
            <draw:text-box/>
          </draw:frame>
        </presentation:notes>
      </draw:page>
      <draw:page draw:name="The Client Program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Client Program</text:span></text:p>
          </draw:text-box>
        </draw:frame>
        <draw:frame draw:name="Rectangle 3" presentation:style-name="pr2" draw:text-style-name="P8" draw:layer="layout" svg:width="23.494cm" svg:height="15.874cm" svg:x="1.27cm" svg:y="3.175cm" presentation:class="outline" presentation:user-transformed="true">
          <draw:text-box>
            <text:list text:style-name="L2">
              <text:list-item>
                <text:p text:style-name="P7"><text:span text:style-name="T3">The definition of the class </text:span><text:span text:style-name="T23">FileClient</text:span><text:span text:style-name="T3">:</text:span></text:p>
              </text:list-item>
            </text:list>
            <text:p text:style-name="P47"><text:span text:style-name="T50">import</text:span><text:span text:style-name="T51"> java.rmi.Naming;</text:span></text:p>
            <text:p text:style-name="P47"><text:span text:style-name="T50">import</text:span><text:span text:style-name="T51"> java.util.Vector;</text:span></text:p>
            <text:p text:style-name="P47"><text:span text:style-name="T49"><text:s text:c="2"/></text:span><text:span text:style-name="T50">public</text:span><text:span text:style-name="T51"> </text:span><text:span text:style-name="T50">class</text:span><text:span text:style-name="T51"> FileClient {</text:span></text:p>
            <text:p text:style-name="P47"><text:span text:style-name="T49"><text:s text:c="8"/></text:span><text:span text:style-name="T50">public</text:span><text:span text:style-name="T51"> </text:span><text:span text:style-name="T50">static</text:span><text:span text:style-name="T51"> </text:span><text:span text:style-name="T50">void</text:span><text:span text:style-name="T51"> main(String [] </text:span><text:span text:style-name="T69">args</text:span><text:span text:style-name="T51">) </text:span><text:span text:style-name="T50">throws</text:span><text:span text:style-name="T51"> Exception {</text:span></text:p>
            <text:p text:style-name="P47"><text:span text:style-name="T49"><text:s text:c="14"/>FileSource </text:span><text:span text:style-name="T70">server</text:span><text:span text:style-name="T49"> = (FileSource) <text:s/>Naming.</text:span><text:span text:style-name="T71">lookup(</text:span><text:span text:style-name="T72">"rmi://localhost:2020/fileservice"</text:span><text:span text:style-name="T71">) ;</text:span></text:p>
            <text:p text:style-name="P47"><text:span text:style-name="T49"><text:s text:c="14"/></text:span><text:span text:style-name="T75">Vector </text:span><text:span text:style-name="T76">lines</text:span><text:span text:style-name="T75"> = </text:span><text:span text:style-name="T76">server</text:span><text:span text:style-name="T75">.readFile(</text:span><text:span text:style-name="T77">"students.txt"</text:span><text:span text:style-name="T75">) ;</text:span></text:p>
            <text:p text:style-name="P47"><text:span text:style-name="T49"><text:s text:c="60"/></text:span><text:span text:style-name="T78">// The remote invocation</text:span></text:p>
            <text:p text:style-name="P47"><text:span text:style-name="T79"><text:s text:c="14"/></text:span><text:span text:style-name="T80">for</text:span><text:span text:style-name="T81">(</text:span><text:span text:style-name="T80">int</text:span><text:span text:style-name="T81"> </text:span><text:span text:style-name="T82">i</text:span><text:span text:style-name="T81"> = 0 ; </text:span><text:span text:style-name="T82">i</text:span><text:span text:style-name="T81"> &lt; </text:span><text:span text:style-name="T82">lines</text:span><text:span text:style-name="T81">.size() ; </text:span><text:span text:style-name="T82">i</text:span><text:span text:style-name="T81">++)</text:span></text:p>
            <text:p text:style-name="P47"><text:span text:style-name="T49"><text:s text:c="20"/>System.</text:span><text:span text:style-name="T83">out</text:span><text:span text:style-name="T84">.println((String) </text:span><text:span text:style-name="T85">lines</text:span><text:span text:style-name="T84">.get(</text:span><text:span text:style-name="T85">i</text:span><text:span text:style-name="T84">)) ;</text:span></text:p>
            <text:p text:style-name="P47"><text:span text:style-name="T49"><text:s text:c="8"/>}</text:span></text:p>
            <text:p text:style-name="P47"><text:span text:style-name="T49"><text:s text:c="2"/>}</text:span></text:p>
            <text:p text:style-name="P47"><text:span text:style-name="T3"/></text:p>
          </draw:text-box>
        </draw:frame>
        <presentation:notes draw:style-name="dp2">
          <draw:page-thumbnail draw:style-name="gr1" draw:layer="layout" svg:width="12.909cm" svg:height="9.682cm" svg:x="3.334cm" svg:y="1.962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s (4)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mark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The file </text:span><text:span text:style-name="T23">students.txt</text:span><text:span text:style-name="T3"> lives on the server. <text:s/>It is not </text:span><text:span text:style-name="T4">directly </text:span><text:span text:style-name="T3">accessible to the client.</text:span></text:p>
              </text:list-item>
              <text:list-item>
                <text:p text:style-name="P24"><text:span text:style-name="T3">The </text:span><text:span text:style-name="T23">FileSource </text:span><text:span text:style-name="T3">object reads the file, and saves its lines in a </text:span><text:span text:style-name="T23">Vector</text:span><text:span text:style-name="T3">.</text:span></text:p>
              </text:list-item>
              <text:list-item>
                <text:p text:style-name="P24"><text:span text:style-name="T3">The </text:span><text:span text:style-name="T23">Vector</text:span><text:span text:style-name="T3"> is returned as a result of the remote method </text:span><text:span text:style-name="T23">readFile()</text:span><text:span text:style-name="T3">. <text:s/></text:span><text:span text:style-name="T23">Vector</text:span><text:span text:style-name="T3">, and the </text:span><text:span text:style-name="T23">String</text:span><text:span text:style-name="T3"> class of the included elements, both implement </text:span><text:span text:style-name="T23">Serializable</text:span><text:span text:style-name="T3">. <text:s/>The return value is transparently serialized in the server and deserialized on the client.</text:span></text:p>
              </text:list-item>
              <text:list-item>
                <text:p text:style-name="P24"><text:span text:style-name="T3">We could also have used an </text:span><text:span text:style-name="T16">array</text:span><text:span text:style-name="T3"> of </text:span><text:span text:style-name="T23">String</text:span><text:span text:style-name="T3"> objects—an array type is serializable if its component type is.</text:span></text:p>
              </text:list-item>
            </text:list>
          </draw:text-box>
        </draw:frame>
        <presentation:notes draw:style-name="dp2">
          <draw:page-thumbnail draw:style-name="gr1" draw:layer="layout" svg:width="12.909cm" svg:height="9.682cm" svg:x="3.334cm" svg:y="1.962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he RMI Registry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: The RMI Registry</text:span></text:p>
          </draw:text-box>
        </draw:frame>
        <draw:frame draw:name="Rectangle 3" presentation:style-name="pr7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The RMI registry is a process that normally runs on the server.</text:span></text:p>
              </text:list-item>
              <text:list-item>
                <text:p text:style-name="P24"><text:span text:style-name="T3">At first sight the registry seems to have a privileged role in RMI. <text:s/>Actually it is “just another” remote object.</text:span></text:p>
              </text:list-item>
            </text:list>
          </draw:text-box>
        </draw:frame>
        <presentation:notes draw:style-name="dp2">
          <draw:page-thumbnail draw:style-name="gr1" draw:layer="layout" svg:width="12.909cm" svg:height="9.682cm" svg:x="3.334cm" svg:y="1.962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MI Registry" draw:style-name="dp1" draw:master-page-name="Title_20_and_20_Content" presentation:presentation-page-layout-name="AL1T11">
        <draw:custom-shape draw:name="Rectangle 2" draw:style-name="gr21" draw:text-style-name="P55" draw:layer="layout" svg:width="9.524cm" svg:height="9.312cm" svg:x="14.393cm" svg:y="8.043cm"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55" draw:layer="layout" svg:width="6.772cm" svg:height="7.196cm" svg:x="1.058cm" svg:y="8.89cm"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MI Registry</text:span></text:p>
          </draw:text-box>
        </draw:frame>
        <draw:frame draw:name="Object 5" draw:style-name="gr22" draw:text-style-name="P56" draw:layer="layout" svg:width="2.773cm" svg:height="4.867cm" svg:x="17.97cm" svg:y="2.963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6" draw:style-name="gr22" draw:text-style-name="P56" draw:layer="layout" svg:width="3.496cm" svg:height="3.156cm" svg:x="2.641cm" svg:y="4.674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Oval 7" draw:style-name="gr23" draw:text-style-name="P57" draw:layer="layout" svg:width="4.232cm" svg:height="4.232cm" svg:x="2.328cm" svg:y="10.372cm">
          <text:p text:style-name="P9"><text:span text:style-name="T86">Client</text:span></text:p>
          <text:p text:style-name="P9"><text:span text:style-name="T86">Code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57" draw:layer="layout" svg:width="5.291cm" svg:height="5.502cm" svg:x="17.992cm" svg:y="11.43cm">
          <text:p text:style-name="P9"><text:span text:style-name="T86">Remote</text:span></text:p>
          <text:p text:style-name="P9"><text:span text:style-name="T86">Object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25" draw:text-style-name="P29" draw:layer="layout" svg:width="2.23cm" svg:height="1.101cm" svg:x="0.732cm" svg:y="5.036cm">
          <text:p text:style-name="P11"><text:span text:style-name="T87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" draw:text-style-name="P29" draw:layer="layout" svg:width="2.349cm" svg:height="1.101cm" svg:x="20.532cm" svg:y="5.036cm">
          <text:p text:style-name="P11"><text:span text:style-name="T87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7" draw:text-style-name="P58" draw:layer="layout" svg:width="3.386cm" svg:height="3.386cm" svg:x="15.028cm" svg:y="8.467cm">
          <text:p text:style-name="P9"><text:span text:style-name="T86">Registry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8" draw:style-name="gr28" draw:text-style-name="P12" draw:layer="layout" svg:x1="18.838cm" svg:y1="12.276cm" svg:x2="17.991cm" svg:y2="11.218cm">
          <text:p/>
        </draw:line>
        <draw:custom-shape draw:name="Text Box 30" draw:style-name="gr29" draw:text-style-name="P29" draw:layer="layout" svg:width="3.937cm" svg:height="2.283cm" svg:x="18.415cm" svg:y="9.357cm">
          <text:p text:style-name="P11"><text:span text:style-name="T24">Store</text:span></text:p>
          <text:p text:style-name="P11"><text:span text:style-name="T24">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0" draw:text-style-name="P12" draw:layer="layout" svg:x1="6.561cm" svg:y1="12.065cm" svg:x2="15.028cm" svg:y2="10.371cm">
          <text:p/>
        </draw:line>
        <draw:custom-shape draw:name="Text Box 33" draw:style-name="gr31" draw:text-style-name="P10" draw:layer="layout" svg:width="3.937cm" svg:height="2.283cm" svg:x="7.832cm" svg:y="8.934cm">
          <text:p text:style-name="P9"><text:span text:style-name="T24">Request</text:span></text:p>
          <text:p text:style-name="P9"><text:span text:style-name="T24">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egistry Remote Interface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</text:span><text:span text:style-name="T31">Registry</text:span><text:span text:style-name="T1"> Remote Interface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Instead of interacting with the registry indirectly through the </text:span><text:span text:style-name="T23">Naming</text:span><text:span text:style-name="T3"> class, it is possible to obtain a direct remote reference to the registry object.</text:span></text:p>
              </text:list-item>
              <text:list-item>
                <text:p text:style-name="P24"><text:span text:style-name="T3">Its remote interface is defined in the package </text:span><text:span text:style-name="T23">java.rmi.registry</text:span><text:span text:style-name="T3">. <text:s/>The interface includes:</text:span></text:p>
              </text:list-item>
            </text:list>
            <text:p text:style-name="P38"><text:span text:style-name="T29"><text:s text:c="6"/>public interface Registry extends Remote {</text:span></text:p>
            <text:p text:style-name="P42"><text:span text:style-name="T29"><text:s text:c="12"/>public Remote lookup(String name) throws . . . ;</text:span></text:p>
            <text:p text:style-name="P41"><text:span text:style-name="T29"><text:s text:c="12"/>public bind(String name, Remote obj) throws . . . ;</text:span></text:p>
            <text:p text:style-name="P41"><text:span text:style-name="T29"><text:s text:c="12"/>public rebind(String name, Remote obj) throws . . . ;</text:span></text:p>
            <text:p text:style-name="P42"><text:span text:style-name="T29"><text:s text:c="12"/>. . .</text:span></text:p>
            <text:p text:style-name="P36"><text:span text:style-name="T29"><text:s text:c="5"/>}</text:span></text:p>
          </draw:text-box>
        </draw:frame>
        <presentation:notes draw:style-name="dp2">
          <draw:page-thumbnail draw:style-name="gr1" draw:layer="layout" svg:width="12.909cm" svg:height="9.682cm" svg:x="3.334cm" svg:y="1.962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LocateRegistry Clas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</text:span><text:span text:style-name="T31">LocateRegistry</text:span><text:span text:style-name="T1"> Class</text:span></text:p>
          </draw:text-box>
        </draw:frame>
        <draw:frame draw:name="Rectangle 3" presentation:style-name="pr2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3">This class constructs a stub for an existing </text:span><text:span text:style-name="T23">Registry</text:span><text:span text:style-name="T3"> object. <text:s/>(It can also create a new registry implementation object, running in the current JVM.)</text:span></text:p>
              </text:list-item>
              <text:list-item>
                <text:p text:style-name="P24"><text:span text:style-name="T3">The interface includes:</text:span></text:p>
              </text:list-item>
            </text:list>
            <text:p text:style-name="P42"><text:span text:style-name="T29">public final class LocateRegistry {</text:span></text:p>
            <text:p text:style-name="P41"><text:span text:style-name="T29"><text:s text:c="7"/>public static Registry getRegistry(String host, int port)</text:span></text:p>
            <text:p text:style-name="P39"><text:span text:style-name="T29"><text:s text:c="84"/>throws . . . {. . .}</text:span></text:p>
            <text:p text:style-name="P41"><text:span text:style-name="T29"><text:s text:c="7"/>public static Registry createRegistry(int port) </text:span></text:p>
            <text:p text:style-name="P39"><text:span text:style-name="T29"><text:s text:c="84"/>throws . . . {. . .}</text:span></text:p>
            <text:p text:style-name="P42"><text:span text:style-name="T29"><text:s text:c="7"/>. . .</text:span></text:p>
            <text:p text:style-name="P36"><text:span text:style-name="T29">}</text:span></text:p>
          </draw:text-box>
        </draw:frame>
        <presentation:notes draw:style-name="dp2">
          <draw:page-thumbnail draw:style-name="gr1" draw:layer="layout" svg:width="12.909cm" svg:height="9.682cm" svg:x="3.334cm" svg:y="1.962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the Registry Interface Directly" draw:style-name="dp1" draw:master-page-name="Title_20_and_20_Content" presentation:presentation-page-layout-name="AL1T11">
        <draw:frame draw:name="Rectangle 2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the </text:span><text:span text:style-name="T31">Registry</text:span><text:span text:style-name="T1"> Interface Directly</text:span></text:p>
          </draw:text-box>
        </draw:frame>
        <draw:frame draw:name="Rectangle 3" presentation:style-name="pr2" draw:text-style-name="P8" draw:layer="layout" svg:width="23.494cm" svg:height="14.604cm" svg:x="1.27cm" svg:y="3.175cm" presentation:class="outline" presentation:user-transformed="true">
          <draw:text-box>
            <text:list text:style-name="L2">
              <text:list-item>
                <text:p text:style-name="P7"><text:span text:style-name="T3">An alternative definition of the class </text:span><text:span text:style-name="T23">FileServer</text:span><text:span text:style-name="T3">:</text:span></text:p>
              </text:list-item>
            </text:list>
            <text:p text:style-name="P59"><text:span text:style-name="T29">public class FileServer {</text:span></text:p>
            <text:p text:style-name="P42"><text:span text:style-name="T29"><text:s text:c="6"/>public static void main(String [] args) throws Exception {</text:span></text:p>
            <text:p text:style-name="P40"><text:span text:style-name="T29"><text:s text:c="12"/>FileSource server = new FileSourceImpl() ;</text:span></text:p>
            <text:p text:style-name="P40"><text:span text:style-name="T29"><text:s text:c="12"/>Registry reg =</text:span></text:p>
            <text:p text:style-name="P39"><text:span text:style-name="T29"><text:s text:c="24"/>LocateRegistry.getRegistry(“localhost”, 2020) ;</text:span></text:p>
            <text:p text:style-name="P40"><text:span text:style-name="T29"><text:s text:c="12"/></text:span><text:span text:style-name="T32">reg.rebind(“fileservice”, server) ;</text:span></text:p>
            <text:p text:style-name="P39"><text:span text:style-name="T32"><text:s text:c="56"/></text:span><text:span text:style-name="T11">//A remote method invocation</text:span></text:p>
            <text:p text:style-name="P36"><text:span text:style-name="T29"><text:s text:c="6"/>}</text:span></text:p>
            <text:p text:style-name="P36"><text:span text:style-name="T29">}</text:span></text:p>
            <text:list text:style-name="L16">
              <text:list-item>
                <text:p text:style-name="P60"><text:span text:style-name="T3">We are particularly interested in this example because it involves passing a remote object implementation,</text:span><text:span text:style-name="T23"> server</text:span><text:span text:style-name="T3">, as an argument to a remote method, </text:span><text:span text:style-name="T23">rebind()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2.909cm" svg:height="9.682cm" svg:x="3.334cm" svg:y="1.962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Serializable class" draw:style-name="dp1" draw:master-page-name="Title_20_and_20_Content" presentation:presentation-page-layout-name="AL1T11">
        <draw:custom-shape draw:name="Rectangle 3" draw:style-name="gr32" draw:text-style-name="P29" draw:layer="layout" svg:width="25.399cm" svg:height="16.157cm" svg:x="-0.021cm" svg:y="2.54cm">
          <text:p text:style-name="P11"><text:span text:style-name="T88">public</text:span><text:span text:style-name="T89"> </text:span><text:span text:style-name="T88">class</text:span><text:span text:style-name="T89"> </text:span><text:span text:style-name="T90">Account </text:span><text:span text:style-name="T91">implements</text:span><text:span text:style-name="T90"> java.io.Serializable{</text:span></text:p>
          <text:p text:style-name="P11"><text:span text:style-name="T92">//Instance variables…</text:span></text:p>
          <text:p text:style-name="P11"><text:span text:style-name="T88">private</text:span><text:span text:style-name="T89"> </text:span><text:span text:style-name="T88">int</text:span><text:span text:style-name="T89"> </text:span><text:span text:style-name="T93">acctNum</text:span><text:span text:style-name="T89">;</text:span></text:p>
          <text:p text:style-name="P11"><text:span text:style-name="T88">private</text:span><text:span text:style-name="T89"> String </text:span><text:span text:style-name="T93">surname</text:span><text:span text:style-name="T89">;</text:span></text:p>
          <text:p text:style-name="P11"><text:span text:style-name="T88">private</text:span><text:span text:style-name="T89"> String </text:span><text:span text:style-name="T93">firstNames</text:span><text:span text:style-name="T89">;</text:span></text:p>
          <text:p text:style-name="P11"><text:span text:style-name="T88">private</text:span><text:span text:style-name="T89"> </text:span><text:span text:style-name="T88">double</text:span><text:span text:style-name="T89"> </text:span><text:span text:style-name="T93">balance</text:span><text:span text:style-name="T89">;</text:span></text:p>
          <text:p text:style-name="P11"><text:span text:style-name="T88">public</text:span><text:span text:style-name="T89"> Account(</text:span><text:span text:style-name="T88">int</text:span><text:span text:style-name="T89"> </text:span><text:span text:style-name="T94">acctNo</text:span><text:span text:style-name="T89">, String </text:span><text:span text:style-name="T94">sname</text:span><text:span text:style-name="T89">, String </text:span><text:span text:style-name="T94">fnames</text:span><text:span text:style-name="T89">, </text:span><text:span text:style-name="T88">double</text:span><text:span text:style-name="T89"> </text:span><text:span text:style-name="T94">bal</text:span><text:span text:style-name="T89">){</text:span></text:p>
          <text:p text:style-name="P11"><text:span text:style-name="T95">acctNum</text:span><text:span text:style-name="T96"> = </text:span><text:span text:style-name="T97">acctNo</text:span><text:span text:style-name="T96">;</text:span></text:p>
          <text:p text:style-name="P11"><text:span text:style-name="T95">surname</text:span><text:span text:style-name="T96"> = </text:span><text:span text:style-name="T97">sname</text:span><text:span text:style-name="T96">;</text:span></text:p>
          <text:p text:style-name="P11"><text:span text:style-name="T95">firstNames</text:span><text:span text:style-name="T96"> = </text:span><text:span text:style-name="T97">fnames</text:span><text:span text:style-name="T96">;</text:span></text:p>
          <text:p text:style-name="P11"><text:span text:style-name="T95">balance</text:span><text:span text:style-name="T96"> = </text:span><text:span text:style-name="T97">bal</text:span><text:span text:style-name="T96">;</text:span></text:p>
          <text:p text:style-name="P11"><text:span text:style-name="T96">}</text:span></text:p>
          <text:p text:style-name="P11"><text:span text:style-name="T88">public</text:span><text:span text:style-name="T89"> </text:span><text:span text:style-name="T88">int</text:span><text:span text:style-name="T89"> getAcctNum(){</text:span></text:p>
          <text:p text:style-name="P11"><text:span text:style-name="T88">return</text:span><text:span text:style-name="T89"> </text:span><text:span text:style-name="T93">acctNum</text:span><text:span text:style-name="T89">;</text:span></text:p>
          <text:p text:style-name="P11"><text:span text:style-name="T96">}</text:span></text:p>
          <text:p text:style-name="P11"><text:span text:style-name="T88">public</text:span><text:span text:style-name="T89"> String getName(){</text:span></text:p>
          <text:p text:style-name="P11"><text:span text:style-name="T88">return</text:span><text:span text:style-name="T89"> (</text:span><text:span text:style-name="T93">firstNames</text:span><text:span text:style-name="T89"> + </text:span><text:span text:style-name="T98">" "</text:span><text:span text:style-name="T89"> + </text:span><text:span text:style-name="T93">surname</text:span><text:span text:style-name="T89">);</text:span></text:p>
          <text:p text:style-name="P11"><text:span text:style-name="T96">}</text:span></text:p>
          <text:p text:style-name="P11"><text:span text:style-name="T88">public</text:span><text:span text:style-name="T89"> </text:span><text:span text:style-name="T88">double</text:span><text:span text:style-name="T89"> getBalance(){</text:span></text:p>
          <text:p text:style-name="P11"><text:span text:style-name="T88">return</text:span><text:span text:style-name="T89"> </text:span><text:span text:style-name="T93">balance</text:span><text:span text:style-name="T89">;</text:span></text:p>
          <text:p text:style-name="P11"><text:span text:style-name="T96">}</text:span></text:p>
          <text:p text:style-name="P11"><text:span text:style-name="T88">public</text:span><text:span text:style-name="T89"> </text:span><text:span text:style-name="T88">double</text:span><text:span text:style-name="T89"> withdraw(</text:span><text:span text:style-name="T88">double</text:span><text:span text:style-name="T89"> </text:span><text:span text:style-name="T94">amount</text:span><text:span text:style-name="T89">){</text:span></text:p>
          <text:p text:style-name="P11"><text:span text:style-name="T88">if</text:span><text:span text:style-name="T89"> ((</text:span><text:span text:style-name="T94">amount</text:span><text:span text:style-name="T89">&gt;0) &amp;&amp; (</text:span><text:span text:style-name="T94">amount</text:span><text:span text:style-name="T89">&lt;=</text:span><text:span text:style-name="T93">balance</text:span><text:span text:style-name="T89">))</text:span></text:p>
          <text:p text:style-name="P11"><text:span text:style-name="T88">return</text:span><text:span text:style-name="T89"> </text:span><text:span text:style-name="T94">amount</text:span><text:span text:style-name="T89">;</text:span></text:p>
          <text:p text:style-name="P11"><text:span text:style-name="T88">else</text:span></text:p>
          <text:p text:style-name="P11"><text:span text:style-name="T88">return</text:span><text:span text:style-name="T89"> 0;</text:span></text:p>
          <text:p text:style-name="P11"><text:span text:style-name="T96">}</text:span></text:p>
          <text:p text:style-name="P11"><text:span text:style-name="T88">public</text:span><text:span text:style-name="T89"> </text:span><text:span text:style-name="T88">void</text:span><text:span text:style-name="T89"> deposit(</text:span><text:span text:style-name="T88">double</text:span><text:span text:style-name="T89"> </text:span><text:span text:style-name="T94">amount</text:span><text:span text:style-name="T89">){</text:span></text:p>
          <text:p text:style-name="P11"><text:span text:style-name="T88">if</text:span><text:span text:style-name="T89"> (</text:span><text:span text:style-name="T94">amount</text:span><text:span text:style-name="T89"> &gt; 0)</text:span></text:p>
          <text:p text:style-name="P11"><text:span text:style-name="T95">balance</text:span><text:span text:style-name="T96"> += </text:span><text:span text:style-name="T97">amount</text:span><text:span text:style-name="T96">;</text:span></text:p>
          <text:p text:style-name="P11"><text:span text:style-name="T96">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of Serializable class</text:span></text:p>
          </draw:text-box>
        </draw:frame>
        <presentation:notes draw:style-name="dp2">
          <draw:page-thumbnail draw:style-name="gr1" draw:layer="layout" svg:width="12.909cm" svg:height="9.682cm" svg:x="3.334cm" svg:y="1.962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Serializable class (2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of Serializable class</text:span></text:p>
          </draw:text-box>
        </draw:frame>
        <draw:custom-shape draw:name="Rectangle 1" draw:style-name="gr33" draw:text-style-name="P29" draw:layer="layout" svg:width="25.399cm" svg:height="6.411cm" svg:x="0cm" svg:y="4.78cm">
          <text:p text:style-name="P11"><text:span text:style-name="T99">import</text:span><text:span text:style-name="T100"> java.rmi.*;</text:span></text:p>
          <text:p text:style-name="P11"><text:span text:style-name="T99">import</text:span><text:span text:style-name="T100"> java.util.ArrayList;</text:span></text:p>
          <text:p text:style-name="P11"><text:span text:style-name="T99">public</text:span><text:span text:style-name="T100"> </text:span><text:span text:style-name="T99">interface</text:span><text:span text:style-name="T100"> Bank1 </text:span><text:span text:style-name="T99">extends</text:span><text:span text:style-name="T100"> Remote{</text:span></text:p>
          <text:p text:style-name="P11"><text:span text:style-name="T99">public</text:span><text:span text:style-name="T100"> ArrayList&lt;Account&gt; getBankAccounts() </text:span><text:span text:style-name="T99">throws</text:span><text:span text:style-name="T100"> RemoteException;</text:span></text:p>
          <text:p text:style-name="P11"><text:span text:style-name="T10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Serializable class (3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of Serializable class</text:span></text:p>
          </draw:text-box>
        </draw:frame>
        <draw:custom-shape draw:name="Rectangle 3" draw:style-name="gr34" draw:text-style-name="P29" draw:layer="layout" svg:width="25.399cm" svg:height="11.797cm" svg:x="-0.064cm" svg:y="3.387cm">
          <text:p text:style-name="P11"><text:span text:style-name="T102">import</text:span><text:span text:style-name="T103"> java.rmi.*;</text:span></text:p>
          <text:p text:style-name="P11"><text:span text:style-name="T102">import</text:span><text:span text:style-name="T103"> java.rmi.server.*;</text:span></text:p>
          <text:p text:style-name="P11"><text:span text:style-name="T102">import</text:span><text:span text:style-name="T103"> java.util.ArrayList;</text:span></text:p>
          <text:p text:style-name="P11"><text:span text:style-name="T102">public</text:span><text:span text:style-name="T103"> </text:span><text:span text:style-name="T102">class</text:span><text:span text:style-name="T103"> </text:span><text:span text:style-name="T104">Bank1Impl </text:span><text:span text:style-name="T105">extends</text:span><text:span text:style-name="T104"> UnicastRemoteObject </text:span><text:span text:style-name="T105">implements</text:span><text:span text:style-name="T104"> Bank1 {</text:span></text:p>
          <text:p text:style-name="P11"><text:span text:style-name="T106">//Declare the ArrayList that will hold Account objects…</text:span></text:p>
          <text:p text:style-name="P11"><text:span text:style-name="T102">private</text:span><text:span text:style-name="T103"> ArrayList&lt;Account&gt; </text:span><text:span text:style-name="T107">acctInfo</text:span><text:span text:style-name="T103">;</text:span></text:p>
          <text:p text:style-name="P11"><text:span text:style-name="T106">//The constructor must be supplied with an ArrayList of Account objects…</text:span></text:p>
          <text:p text:style-name="P11"><text:span text:style-name="T102">public</text:span><text:span text:style-name="T103"> Bank1Impl(ArrayList&lt;Account&gt; </text:span><text:span text:style-name="T108">acctVals</text:span><text:span text:style-name="T103">)</text:span><text:span text:style-name="T102">throws</text:span><text:span text:style-name="T103"> RemoteException{</text:span></text:p>
          <text:p text:style-name="P11"><text:span text:style-name="T109">acctInfo</text:span><text:span text:style-name="T110"> = </text:span><text:span text:style-name="T111">acctVals</text:span><text:span text:style-name="T110">;</text:span></text:p>
          <text:p text:style-name="P11"><text:span text:style-name="T110">}</text:span></text:p>
          <text:p text:style-name="P11"><text:span text:style-name="T102">public</text:span><text:span text:style-name="T103"> ArrayList&lt;Account&gt; getBankAccounts() </text:span><text:span text:style-name="T102">throws</text:span><text:span text:style-name="T103"> RemoteException{</text:span></text:p>
          <text:p text:style-name="P11"><text:span text:style-name="T102">return</text:span><text:span text:style-name="T103"> </text:span><text:span text:style-name="T107">acctInfo</text:span><text:span text:style-name="T103">;</text:span></text:p>
          <text:p text:style-name="P11"><text:span text:style-name="T110">}</text:span></text:p>
          <text:p text:style-name="P11"><text:span text:style-name="T1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Serializable class (4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of Serializable class</text:span></text:p>
          </draw:text-box>
        </draw:frame>
        <draw:custom-shape draw:name="Rectangle 1" draw:style-name="gr35" draw:text-style-name="P29" draw:layer="layout" svg:width="25.399cm" svg:height="15.217cm" svg:x="0cm" svg:y="2.963cm">
          <text:p text:style-name="P11"><text:span text:style-name="T112">import</text:span><text:span text:style-name="T113"> java.rmi.*;</text:span></text:p>
          <text:p text:style-name="P11"><text:span text:style-name="T112">import</text:span><text:span text:style-name="T113"> java.rmi.registry.LocateRegistry;</text:span></text:p>
          <text:p text:style-name="P11"><text:span text:style-name="T112">import</text:span><text:span text:style-name="T113"> java.util.ArrayList;</text:span></text:p>
          <text:p text:style-name="P11"><text:span text:style-name="T112">public</text:span><text:span text:style-name="T113"> </text:span><text:span text:style-name="T112">class</text:span><text:span text:style-name="T113"> Bank1Server{</text:span></text:p>
          <text:p text:style-name="P11"><text:span text:style-name="T112">private</text:span><text:span text:style-name="T113"> </text:span><text:span text:style-name="T112">static</text:span><text:span text:style-name="T113"> </text:span><text:span text:style-name="T112">final</text:span><text:span text:style-name="T113"> String </text:span><text:span text:style-name="T114">HOST</text:span><text:span text:style-name="T115"> = </text:span><text:span text:style-name="T116">"localhost:2020"</text:span><text:span text:style-name="T115">;</text:span></text:p>
          <text:p text:style-name="P11"><text:span text:style-name="T112">public</text:span><text:span text:style-name="T113"> </text:span><text:span text:style-name="T112">static</text:span><text:span text:style-name="T113"> </text:span><text:span text:style-name="T112">void</text:span><text:span text:style-name="T113"> main(String[] </text:span><text:span text:style-name="T117">args</text:span><text:span text:style-name="T113">) </text:span><text:span text:style-name="T112">throws</text:span><text:span text:style-name="T113"> Exception{</text:span></text:p>
          <text:p text:style-name="P11"><text:span text:style-name="T118">//Create an </text:span><text:span text:style-name="T119">initialised array of four Account objects…</text:span></text:p>
          <text:p text:style-name="P11"><text:span text:style-name="T120"><text:s text:c="4"/>LocateRegistry.</text:span><text:span text:style-name="T121">createRegistry(2020);</text:span></text:p>
          <text:p text:style-name="P11"><text:span text:style-name="T122"/></text:p>
          <text:p text:style-name="P11"><text:span text:style-name="T120">Account[] </text:span><text:span text:style-name="T123">account</text:span><text:span text:style-name="T120"> = {</text:span><text:span text:style-name="T112">new</text:span><text:span text:style-name="T113"> Account(111111,</text:span><text:span text:style-name="T124">"Smith"</text:span><text:span text:style-name="T113">,</text:span><text:span text:style-name="T124">"Fred James"</text:span><text:span text:style-name="T113">,112.58), </text:span><text:span text:style-name="T112">new</text:span><text:span text:style-name="T113"> Account(222222,</text:span><text:span text:style-name="T124">"Jones"</text:span><text:span text:style-name="T113">,</text:span><text:span text:style-name="T124">"Sally"</text:span><text:span text:style-name="T113">,507.85), </text:span><text:span text:style-name="T112">new</text:span><text:span text:style-name="T113"> Account(234567,</text:span><text:span text:style-name="T124">"White"</text:span><text:span text:style-name="T113">,</text:span><text:span text:style-name="T124">"Mary Jane"</text:span><text:span text:style-name="T113">,2345.00), </text:span><text:span text:style-name="T112">new</text:span><text:span text:style-name="T113"> Account(666666,</text:span><text:span text:style-name="T124">"Satan"</text:span><text:span text:style-name="T113">,</text:span><text:span text:style-name="T124">"Beelzebub"</text:span><text:span text:style-name="T113">,666.00)};</text:span></text:p>
          <text:p text:style-name="P11"><text:span text:style-name="T120">ArrayList&lt;Account&gt; </text:span><text:span text:style-name="T123">acctDetails</text:span><text:span text:style-name="T120"> = </text:span><text:span text:style-name="T112">new</text:span><text:span text:style-name="T113"> ArrayList&lt;Account&gt;();</text:span></text:p>
          <text:p text:style-name="P11"><text:span text:style-name="T118">//Insert the Account objects into the ArrayList …</text:span></text:p>
          <text:p text:style-name="P11"><text:span text:style-name="T112">for</text:span><text:span text:style-name="T113"> (</text:span><text:span text:style-name="T112">int</text:span><text:span text:style-name="T113"> </text:span><text:span text:style-name="T117">i</text:span><text:span text:style-name="T113">=0; </text:span><text:span text:style-name="T117">i</text:span><text:span text:style-name="T113">&lt;</text:span><text:span text:style-name="T117">account</text:span><text:span text:style-name="T113">.</text:span><text:span text:style-name="T125">length</text:span><text:span text:style-name="T113">; </text:span><text:span text:style-name="T117">i</text:span><text:span text:style-name="T113">++)</text:span></text:p>
          <text:p text:style-name="P11"><text:span text:style-name="T123">acctDetails</text:span><text:span text:style-name="T120">.add(</text:span><text:span text:style-name="T123">account</text:span><text:span text:style-name="T120">[</text:span><text:span text:style-name="T123">i</text:span><text:span text:style-name="T120">]);</text:span></text:p>
          <text:p text:style-name="P11"><text:span text:style-name="T118">//Create an implementation object, passing the</text:span></text:p>
          <text:p text:style-name="P11"><text:span text:style-name="T118">//above ArrayList to the constructor…</text:span></text:p>
          <text:p text:style-name="P11"><text:span text:style-name="T120">Bank1Impl </text:span><text:span text:style-name="T123">temp</text:span><text:span text:style-name="T120"> = </text:span><text:span text:style-name="T112">new</text:span><text:span text:style-name="T113"> Bank1Impl(</text:span><text:span text:style-name="T117">acctDetails</text:span><text:span text:style-name="T113">);</text:span></text:p>
          <text:p text:style-name="P11"><text:span text:style-name="T118">//Save the object's name in a String …</text:span></text:p>
          <text:p text:style-name="P11"><text:span text:style-name="T120">String </text:span><text:span text:style-name="T123">rmiObjectName</text:span><text:span text:style-name="T120"> = </text:span><text:span text:style-name="T126">"rmi://"</text:span><text:span text:style-name="T120"> + </text:span><text:span text:style-name="T114">HOST</text:span><text:span text:style-name="T115"> + </text:span><text:span text:style-name="T116">"/Accounts"</text:span><text:span text:style-name="T115">;</text:span></text:p>
          <text:p text:style-name="P11"><text:span text:style-name="T120">Naming.</text:span><text:span text:style-name="T121">rebind(</text:span><text:span text:style-name="T127">rmiObjectName</text:span><text:span text:style-name="T121">,</text:span><text:span text:style-name="T127">temp</text:span><text:span text:style-name="T121">);</text:span></text:p>
          <text:p text:style-name="P11"><text:span text:style-name="T120">System.</text:span><text:span text:style-name="T114">out</text:span><text:span text:style-name="T115">.println(</text:span><text:span text:style-name="T116">"Binding complete…\n"</text:span><text:span text:style-name="T115">);</text:span></text:p>
          <text:p text:style-name="P11"><text:span text:style-name="T120">}</text:span></text:p>
          <text:p text:style-name="P11"><text:span text:style-name="T12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Serializable class (5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of Serializable class</text:span></text:p>
          </draw:text-box>
        </draw:frame>
        <draw:custom-shape draw:name="Rectangle 2" draw:style-name="gr36" draw:text-style-name="P29" draw:layer="layout" svg:width="25.399cm" svg:height="15.644cm" svg:x="0.032cm" svg:y="2.963cm">
          <text:p text:style-name="P11"><text:span text:style-name="T88">import</text:span><text:span text:style-name="T89"> java.rmi.*;</text:span></text:p>
          <text:p text:style-name="P11"><text:span text:style-name="T88">import</text:span><text:span text:style-name="T89"> java.util.ArrayList;</text:span></text:p>
          <text:p text:style-name="P11"><text:span text:style-name="T88">public</text:span><text:span text:style-name="T89"> </text:span><text:span text:style-name="T88">class</text:span><text:span text:style-name="T89"> Bank1Client{</text:span></text:p>
          <text:p text:style-name="P11"><text:span text:style-name="T88">private</text:span><text:span text:style-name="T89"> </text:span><text:span text:style-name="T88">static</text:span><text:span text:style-name="T89"> </text:span><text:span text:style-name="T88">final</text:span><text:span text:style-name="T89"> String </text:span><text:span text:style-name="T128">HOST</text:span><text:span text:style-name="T129"> = </text:span><text:span text:style-name="T130">"localhost:2020"</text:span><text:span text:style-name="T129">;</text:span></text:p>
          <text:p text:style-name="P11"><text:span text:style-name="T88">public</text:span><text:span text:style-name="T89"> </text:span><text:span text:style-name="T88">static</text:span><text:span text:style-name="T89"> </text:span><text:span text:style-name="T88">void</text:span><text:span text:style-name="T89"> main(String[] </text:span><text:span text:style-name="T94">args</text:span><text:span text:style-name="T89">){</text:span></text:p>
          <text:p text:style-name="P11"><text:span text:style-name="T88">try</text:span><text:span text:style-name="T89">{</text:span></text:p>
          <text:p text:style-name="P11"><text:span text:style-name="T92">//Obtain a reference to the object from the</text:span></text:p>
          <text:p text:style-name="P11"><text:span text:style-name="T92">//registry and </text:span><text:span text:style-name="T131">typecast it into the appropriate</text:span></text:p>
          <text:p text:style-name="P11"><text:span text:style-name="T92">//type…</text:span></text:p>
          <text:p text:style-name="P11"><text:span text:style-name="T96">Bank1 </text:span><text:span text:style-name="T97">temp</text:span><text:span text:style-name="T96"> = (Bank1)Naming.</text:span><text:span text:style-name="T132">lookup( </text:span><text:span text:style-name="T133">"rmi://"</text:span><text:span text:style-name="T132"> + </text:span><text:span text:style-name="T128">HOST</text:span><text:span text:style-name="T129"> + </text:span><text:span text:style-name="T130">"/Accounts"</text:span><text:span text:style-name="T129">);</text:span></text:p>
          <text:p text:style-name="P11"><text:span text:style-name="T96">ArrayList&lt;Account&gt; </text:span><text:span text:style-name="T97">acctDetails</text:span><text:span text:style-name="T96"> = </text:span><text:span text:style-name="T97">temp</text:span><text:span text:style-name="T96">.getBankAccounts();</text:span></text:p>
          <text:p text:style-name="P11"><text:span text:style-name="T92">//Simply display all </text:span><text:span text:style-name="T131">acct details…</text:span></text:p>
          <text:p text:style-name="P11"><text:span text:style-name="T88">for</text:span><text:span text:style-name="T89"> (</text:span><text:span text:style-name="T88">int</text:span><text:span text:style-name="T89"> </text:span><text:span text:style-name="T94">i</text:span><text:span text:style-name="T89">=0; </text:span><text:span text:style-name="T94">i</text:span><text:span text:style-name="T89">&lt;</text:span><text:span text:style-name="T94">acctDetails</text:span><text:span text:style-name="T89">.size(); </text:span><text:span text:style-name="T94">i</text:span><text:span text:style-name="T89">++){</text:span></text:p>
          <text:p text:style-name="P11"><text:span text:style-name="T92">//Retrieve an Account object from the ArrayList …</text:span></text:p>
          <text:p text:style-name="P11"><text:span text:style-name="T96">Account </text:span><text:span text:style-name="T97">acct</text:span><text:span text:style-name="T96"> = </text:span><text:span text:style-name="T97">acctDetails</text:span><text:span text:style-name="T96">.get(</text:span><text:span text:style-name="T97">i</text:span><text:span text:style-name="T96">);</text:span></text:p>
          <text:p text:style-name="P11"><text:span text:style-name="T92">//Now invoke methods of Account object</text:span></text:p>
          <text:p text:style-name="P11"><text:span text:style-name="T92">//to display its details…</text:span></text:p>
          <text:p text:style-name="P11"><text:span text:style-name="T96">System.</text:span><text:span text:style-name="T128">out</text:span><text:span text:style-name="T129">.println(</text:span><text:span text:style-name="T130">"\nAccount number: "</text:span><text:span text:style-name="T129"> + </text:span><text:span text:style-name="T134">acct</text:span><text:span text:style-name="T129">.getAcctNum());</text:span></text:p>
          <text:p text:style-name="P11"><text:span text:style-name="T96">System.</text:span><text:span text:style-name="T128">out</text:span><text:span text:style-name="T129">.println(</text:span><text:span text:style-name="T130">"Name: "</text:span><text:span text:style-name="T129"> + </text:span><text:span text:style-name="T134">acct</text:span><text:span text:style-name="T129">.getName());</text:span></text:p>
          <text:p text:style-name="P11"><text:span text:style-name="T96">System.</text:span><text:span text:style-name="T128">out</text:span><text:span text:style-name="T129">.println(</text:span><text:span text:style-name="T130">"Balance: "</text:span><text:span text:style-name="T129"> + </text:span><text:span text:style-name="T134">acct</text:span><text:span text:style-name="T129">.getBalance());</text:span></text:p>
          <text:p text:style-name="P11"><text:span text:style-name="T96">}</text:span></text:p>
          <text:p text:style-name="P11"><text:span text:style-name="T96">}</text:span></text:p>
          <text:p text:style-name="P11"><text:span text:style-name="T88">catch</text:span><text:span text:style-name="T89">(ConnectException </text:span><text:span text:style-name="T94">conEx</text:span><text:span text:style-name="T89">){</text:span></text:p>
          <text:p text:style-name="P11"><text:span text:style-name="T96">System.</text:span><text:span text:style-name="T128">out</text:span><text:span text:style-name="T129">.println(</text:span><text:span text:style-name="T130">"Unable to connect to server!"</text:span><text:span text:style-name="T129">);</text:span></text:p>
          <text:p text:style-name="P11"><text:span text:style-name="T96">}</text:span></text:p>
          <text:p text:style-name="P11"><text:span text:style-name="T88">catch</text:span><text:span text:style-name="T89">(Exception </text:span><text:span text:style-name="T94">ex</text:span><text:span text:style-name="T89">){</text:span></text:p>
          <text:p text:style-name="P11"><text:span text:style-name="T97">ex</text:span><text:span text:style-name="T96">.printStackTrace();</text:span></text:p>
          <text:p text:style-name="P11"><text:span text:style-name="T96">}</text:span></text:p>
          <text:p text:style-name="P11"><text:span text:style-name="T96">}</text:span></text:p>
          <text:p text:style-name="P11"><text:span text:style-name="T9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ank Without Serialization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Bank Without Serialization</text:span></text:p>
          </draw:text-box>
        </draw:frame>
        <draw:custom-shape draw:name="Rectangle 1" draw:style-name="gr37" draw:text-style-name="P29" draw:layer="layout" svg:width="24.341cm" svg:height="6.411cm" svg:x="0.635cm" svg:y="5.503cm">
          <text:p text:style-name="P11"><text:span text:style-name="T102">import</text:span><text:span text:style-name="T103"> java.rmi.*;</text:span></text:p>
          <text:p text:style-name="P11"><text:span text:style-name="T102">public</text:span><text:span text:style-name="T103"> </text:span><text:span text:style-name="T102">interface</text:span><text:span text:style-name="T103"> Bank2 </text:span><text:span text:style-name="T102">extends</text:span><text:span text:style-name="T103"> Remote{</text:span></text:p>
          <text:p text:style-name="P11"><text:span text:style-name="T102">public</text:span><text:span text:style-name="T103"> </text:span><text:span text:style-name="T102">int</text:span><text:span text:style-name="T103"> getAcctNum()</text:span><text:span text:style-name="T102">throws</text:span><text:span text:style-name="T103"> RemoteException;</text:span></text:p>
          <text:p text:style-name="P11"><text:span text:style-name="T102">public</text:span><text:span text:style-name="T103"> String getName()</text:span><text:span text:style-name="T102">throws</text:span><text:span text:style-name="T103"> RemoteException;</text:span></text:p>
          <text:p text:style-name="P11"><text:span text:style-name="T102">public</text:span><text:span text:style-name="T103"> </text:span><text:span text:style-name="T102">double</text:span><text:span text:style-name="T103"> getBalance()</text:span><text:span text:style-name="T102">throws</text:span><text:span text:style-name="T103"> RemoteException;</text:span></text:p>
          <text:p text:style-name="P11"><text:span text:style-name="T102">public</text:span><text:span text:style-name="T103"> </text:span><text:span text:style-name="T102">double</text:span><text:span text:style-name="T103"> withdraw(</text:span><text:span text:style-name="T102">double</text:span><text:span text:style-name="T103"> </text:span><text:span text:style-name="T108">amount</text:span><text:span text:style-name="T103">)</text:span><text:span text:style-name="T102">throws</text:span><text:span text:style-name="T103"> RemoteException;</text:span></text:p>
          <text:p text:style-name="P11"><text:span text:style-name="T102">public</text:span><text:span text:style-name="T103"> </text:span><text:span text:style-name="T102">void</text:span><text:span text:style-name="T103"> deposit(</text:span><text:span text:style-name="T102">double</text:span><text:span text:style-name="T103"> </text:span><text:span text:style-name="T108">amount</text:span><text:span text:style-name="T103">) </text:span><text:span text:style-name="T102">throws</text:span><text:span text:style-name="T103"> RemoteException;</text:span></text:p>
          <text:p text:style-name="P11"><text:span text:style-name="T1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ank Without Serialization (2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Bank Without Serialization</text:span></text:p>
          </draw:text-box>
        </draw:frame>
        <draw:custom-shape draw:name="Rectangle 2" draw:style-name="gr38" draw:text-style-name="P29" draw:layer="layout" svg:width="25.399cm" svg:height="16.243cm" svg:x="0cm" svg:y="2.773cm">
          <text:p text:style-name="P11"><text:span text:style-name="T135">import</text:span><text:span text:style-name="T136"> java.rmi.*;</text:span></text:p>
          <text:p text:style-name="P11"><text:span text:style-name="T135">import</text:span><text:span text:style-name="T136"> java.rmi.server.*;</text:span></text:p>
          <text:p text:style-name="P11"><text:span text:style-name="T135">public</text:span><text:span text:style-name="T136"> </text:span><text:span text:style-name="T135">class</text:span><text:span text:style-name="T136"> </text:span><text:span text:style-name="T137">Bank2Impl </text:span><text:span text:style-name="T138">extends</text:span><text:span text:style-name="T137"> UnicastRemoteObject </text:span><text:span text:style-name="T138">implements</text:span><text:span text:style-name="T137"> Bank2 {</text:span></text:p>
          <text:p text:style-name="P11"><text:span text:style-name="T135">private</text:span><text:span text:style-name="T136"> </text:span><text:span text:style-name="T135">int</text:span><text:span text:style-name="T136"> </text:span><text:span text:style-name="T139">acctNum</text:span><text:span text:style-name="T136">;</text:span></text:p>
          <text:p text:style-name="P11"><text:span text:style-name="T135">private</text:span><text:span text:style-name="T136"> String </text:span><text:span text:style-name="T139">surname</text:span><text:span text:style-name="T136">;</text:span></text:p>
          <text:p text:style-name="P11"><text:span text:style-name="T135">private</text:span><text:span text:style-name="T136"> String </text:span><text:span text:style-name="T139">firstNames</text:span><text:span text:style-name="T136">;</text:span></text:p>
          <text:p text:style-name="P11"><text:span text:style-name="T135">private</text:span><text:span text:style-name="T136"> </text:span><text:span text:style-name="T135">double</text:span><text:span text:style-name="T136"> </text:span><text:span text:style-name="T139">balance</text:span><text:span text:style-name="T136">;</text:span></text:p>
          <text:p text:style-name="P11"><text:span text:style-name="T140">//Constructor for implementation objects…</text:span></text:p>
          <text:p text:style-name="P11"><text:span text:style-name="T135">public</text:span><text:span text:style-name="T136"> Bank2Impl(</text:span><text:span text:style-name="T135">int</text:span><text:span text:style-name="T136"> </text:span><text:span text:style-name="T141">acctNo</text:span><text:span text:style-name="T136">, String </text:span><text:span text:style-name="T141">sname</text:span><text:span text:style-name="T136">, String </text:span><text:span text:style-name="T141">fnames</text:span><text:span text:style-name="T136">, </text:span><text:span text:style-name="T135">double</text:span><text:span text:style-name="T136"> </text:span><text:span text:style-name="T141">bal</text:span><text:span text:style-name="T136">) </text:span><text:span text:style-name="T135">throws</text:span><text:span text:style-name="T136"> RemoteException{</text:span></text:p>
          <text:p text:style-name="P11"><text:span text:style-name="T142">acctNum</text:span><text:span text:style-name="T143"> = </text:span><text:span text:style-name="T144">acctNo</text:span><text:span text:style-name="T143">;</text:span></text:p>
          <text:p text:style-name="P11"><text:span text:style-name="T142">surname</text:span><text:span text:style-name="T143"> = </text:span><text:span text:style-name="T144">sname</text:span><text:span text:style-name="T143">;</text:span></text:p>
          <text:p text:style-name="P11"><text:span text:style-name="T142">firstNames</text:span><text:span text:style-name="T143"> = </text:span><text:span text:style-name="T144">fnames</text:span><text:span text:style-name="T143">;</text:span></text:p>
          <text:p text:style-name="P11"><text:span text:style-name="T142">balance</text:span><text:span text:style-name="T143"> = </text:span><text:span text:style-name="T144">bal</text:span><text:span text:style-name="T143">;</text:span></text:p>
          <text:p text:style-name="P11"><text:span text:style-name="T143">}</text:span></text:p>
          <text:p text:style-name="P11"><text:span text:style-name="T135">public</text:span><text:span text:style-name="T136"> </text:span><text:span text:style-name="T135">int</text:span><text:span text:style-name="T136"> getAcctNum() </text:span><text:span text:style-name="T135">throws</text:span><text:span text:style-name="T136"> RemoteException{</text:span></text:p>
          <text:p text:style-name="P11"><text:span text:style-name="T135">return</text:span><text:span text:style-name="T136"> </text:span><text:span text:style-name="T139">acctNum</text:span><text:span text:style-name="T136">;</text:span></text:p>
          <text:p text:style-name="P11"><text:span text:style-name="T143">}</text:span></text:p>
          <text:p text:style-name="P11"><text:span text:style-name="T135">public</text:span><text:span text:style-name="T136"> String getName() </text:span><text:span text:style-name="T135">throws</text:span><text:span text:style-name="T136"> RemoteException{</text:span></text:p>
          <text:p text:style-name="P11"><text:span text:style-name="T135">return</text:span><text:span text:style-name="T136"> (</text:span><text:span text:style-name="T139">firstNames</text:span><text:span text:style-name="T136"> + </text:span><text:span text:style-name="T145">" "</text:span><text:span text:style-name="T136"> + </text:span><text:span text:style-name="T139">surname</text:span><text:span text:style-name="T136">);</text:span></text:p>
          <text:p text:style-name="P11"><text:span text:style-name="T143">}</text:span></text:p>
          <text:p text:style-name="P11"><text:span text:style-name="T135">public</text:span><text:span text:style-name="T136"> </text:span><text:span text:style-name="T135">double</text:span><text:span text:style-name="T136"> getBalance() </text:span><text:span text:style-name="T135">throws</text:span><text:span text:style-name="T136"> RemoteException{</text:span></text:p>
          <text:p text:style-name="P11"><text:span text:style-name="T135">return</text:span><text:span text:style-name="T136"> </text:span><text:span text:style-name="T139">balance</text:span><text:span text:style-name="T136">;</text:span></text:p>
          <text:p text:style-name="P11"><text:span text:style-name="T143">}</text:span></text:p>
          <text:p text:style-name="P11"><text:span text:style-name="T135">public</text:span><text:span text:style-name="T136"> </text:span><text:span text:style-name="T135">double</text:span><text:span text:style-name="T136"> withdraw(</text:span><text:span text:style-name="T135">double</text:span><text:span text:style-name="T136"> </text:span><text:span text:style-name="T141">amount</text:span><text:span text:style-name="T136">) </text:span><text:span text:style-name="T135">throws</text:span><text:span text:style-name="T136"> RemoteException {</text:span></text:p>
          <text:p text:style-name="P11"><text:span text:style-name="T135">if</text:span><text:span text:style-name="T136"> ((</text:span><text:span text:style-name="T141">amount</text:span><text:span text:style-name="T136">&gt;0) &amp;&amp; (</text:span><text:span text:style-name="T141">amount</text:span><text:span text:style-name="T136">&lt;=</text:span><text:span text:style-name="T139">balance</text:span><text:span text:style-name="T136">))</text:span></text:p>
          <text:p text:style-name="P11"><text:span text:style-name="T135">return</text:span><text:span text:style-name="T136"> </text:span><text:span text:style-name="T141">amount</text:span><text:span text:style-name="T136">;</text:span></text:p>
          <text:p text:style-name="P11"><text:span text:style-name="T135">else</text:span></text:p>
          <text:p text:style-name="P11"><text:span text:style-name="T135">return</text:span><text:span text:style-name="T136"> 0;</text:span></text:p>
          <text:p text:style-name="P11"><text:span text:style-name="T143">}</text:span></text:p>
          <text:p text:style-name="P11"><text:span text:style-name="T135">public</text:span><text:span text:style-name="T136"> </text:span><text:span text:style-name="T135">void</text:span><text:span text:style-name="T136"> deposit(</text:span><text:span text:style-name="T135">double</text:span><text:span text:style-name="T136"> </text:span><text:span text:style-name="T141">amount</text:span><text:span text:style-name="T136">) </text:span><text:span text:style-name="T135">throws</text:span><text:span text:style-name="T136"> RemoteException{</text:span></text:p>
          <text:p text:style-name="P11"><text:span text:style-name="T135">if</text:span><text:span text:style-name="T136"> (</text:span><text:span text:style-name="T141">amount</text:span><text:span text:style-name="T136"> &gt; 0)</text:span></text:p>
          <text:p text:style-name="P11"><text:span text:style-name="T142">balance</text:span><text:span text:style-name="T143"> += </text:span><text:span text:style-name="T144">amount</text:span><text:span text:style-name="T143">;</text:span></text:p>
          <text:p text:style-name="P11"><text:span text:style-name="T143">}</text:span></text:p>
          <text:p text:style-name="P11"><text:span text:style-name="T14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ank Without Serialization (3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Bank Without Serialization</text:span></text:p>
          </draw:text-box>
        </draw:frame>
        <draw:custom-shape draw:name="Rectangle 1" draw:style-name="gr39" draw:text-style-name="P29" draw:layer="layout" svg:width="24.764cm" svg:height="11.883cm" svg:x="0.423cm" svg:y="5.503cm">
          <text:p text:style-name="P11"><text:span text:style-name="T146">import</text:span><text:span text:style-name="T147"> java.rmi.*;</text:span></text:p>
          <text:p text:style-name="P11"><text:span text:style-name="T146">import</text:span><text:span text:style-name="T147"> java.rmi.registry.LocateRegistry;</text:span></text:p>
          <text:p text:style-name="P11"><text:span text:style-name="T146">public</text:span><text:span text:style-name="T147"> </text:span><text:span text:style-name="T146">class</text:span><text:span text:style-name="T147"> Bank2Server {</text:span></text:p>
          <text:p text:style-name="P11"><text:span text:style-name="T146">private</text:span><text:span text:style-name="T147"> </text:span><text:span text:style-name="T146">static</text:span><text:span text:style-name="T147"> </text:span><text:span text:style-name="T146">final</text:span><text:span text:style-name="T147"> String </text:span><text:span text:style-name="T148">HOST</text:span><text:span text:style-name="T149"> = </text:span><text:span text:style-name="T150">"localhost"</text:span><text:span text:style-name="T149">;</text:span></text:p>
          <text:p text:style-name="P11"><text:span text:style-name="T146">public</text:span><text:span text:style-name="T147"> </text:span><text:span text:style-name="T146">static</text:span><text:span text:style-name="T147"> </text:span><text:span text:style-name="T146">void</text:span><text:span text:style-name="T147"> main(String[] </text:span><text:span text:style-name="T151">args</text:span><text:span text:style-name="T147">) </text:span><text:span text:style-name="T146">throws</text:span><text:span text:style-name="T147"> Exception{</text:span></text:p>
          <text:p text:style-name="P11"><text:span text:style-name="T152"><text:s text:c="4"/>LocateRegistry.</text:span><text:span text:style-name="T153">createRegistry(1099);</text:span></text:p>
          <text:p text:style-name="P11"><text:span text:style-name="T154"/></text:p>
          <text:p text:style-name="P11"><text:span text:style-name="T152">Bank2Impl[] </text:span><text:span text:style-name="T155">account</text:span><text:span text:style-name="T152"> = { </text:span><text:span text:style-name="T146">new</text:span><text:span text:style-name="T147"> Bank2Impl(111111,</text:span><text:span text:style-name="T156">"Smith"</text:span><text:span text:style-name="T147">, </text:span><text:span text:style-name="T156">"Fred James"</text:span><text:span text:style-name="T147">,112.58),</text:span><text:span text:style-name="T146">new</text:span><text:span text:style-name="T147"> Bank2Impl(222222,</text:span><text:span text:style-name="T156">"Jones"</text:span><text:span text:style-name="T147">,</text:span><text:span text:style-name="T156">"Sally"</text:span><text:span text:style-name="T147">,507.85), </text:span><text:span text:style-name="T146">new</text:span><text:span text:style-name="T147"> Bank2Impl(234567,</text:span><text:span text:style-name="T156">"White"</text:span><text:span text:style-name="T147">, </text:span><text:span text:style-name="T156">"Mary Jane"</text:span><text:span text:style-name="T147">,2345.00), </text:span><text:span text:style-name="T146">new</text:span><text:span text:style-name="T147"> Bank2Impl(666666,</text:span><text:span text:style-name="T156">"Satan"</text:span><text:span text:style-name="T147">, </text:span><text:span text:style-name="T156">"Beelzebub"</text:span><text:span text:style-name="T147">,666.00)}; </text:span></text:p>
          <text:p text:style-name="P11"><text:span text:style-name="T146">for</text:span><text:span text:style-name="T147"> (</text:span><text:span text:style-name="T146">int</text:span><text:span text:style-name="T147"> </text:span><text:span text:style-name="T151">i</text:span><text:span text:style-name="T147">=0; </text:span><text:span text:style-name="T151">i</text:span><text:span text:style-name="T147">&lt;</text:span><text:span text:style-name="T151">account</text:span><text:span text:style-name="T147">.</text:span><text:span text:style-name="T157">length</text:span><text:span text:style-name="T147">; </text:span><text:span text:style-name="T151">i</text:span><text:span text:style-name="T147">++){</text:span></text:p>
          <text:p text:style-name="P11"><text:span text:style-name="T146">int</text:span><text:span text:style-name="T147"> </text:span><text:span text:style-name="T151">acctNum</text:span><text:span text:style-name="T147"> = </text:span><text:span text:style-name="T151">account</text:span><text:span text:style-name="T147">[</text:span><text:span text:style-name="T151">i</text:span><text:span text:style-name="T147">].getAcctNum();</text:span></text:p>
          <text:p text:style-name="P11"><text:span text:style-name="T152">Naming.</text:span><text:span text:style-name="T153">rebind(</text:span><text:span text:style-name="T158">"rmi://"</text:span><text:span text:style-name="T153"> + </text:span><text:span text:style-name="T148">HOST</text:span><text:span text:style-name="T149"> + </text:span><text:span text:style-name="T150">"/Account"</text:span><text:span text:style-name="T149"> + </text:span><text:span text:style-name="T159">acctNum</text:span><text:span text:style-name="T149">, </text:span><text:span text:style-name="T159">account</text:span><text:span text:style-name="T149">[</text:span><text:span text:style-name="T159">i</text:span><text:span text:style-name="T149">]);</text:span></text:p>
          <text:p text:style-name="P11"><text:span text:style-name="T152">}</text:span></text:p>
          <text:p text:style-name="P11"><text:span text:style-name="T152">System.</text:span><text:span text:style-name="T148">out</text:span><text:span text:style-name="T149">.println(</text:span><text:span text:style-name="T150">"Binding complete…\n"</text:span><text:span text:style-name="T149">);</text:span></text:p>
          <text:p text:style-name="P11"><text:span text:style-name="T152">}</text:span></text:p>
          <text:p text:style-name="P11"><text:span text:style-name="T15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ank Without Serialization (4)" draw:style-name="dp1" draw:master-page-name="Title_20_and_20_Content" presentation:presentation-page-layout-name="AL1T11">
        <draw:frame draw:name="Rectangle 2" presentation:style-name="pr8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">Example Bank Without Serialization</text:span></text:p>
          </draw:text-box>
        </draw:frame>
        <draw:custom-shape draw:name="Rectangle 2" draw:style-name="gr40" draw:text-style-name="P29" draw:layer="layout" svg:width="25.399cm" svg:height="15.217cm" svg:x="0cm" svg:y="3.598cm">
          <text:p text:style-name="P11"><text:span text:style-name="T112">import</text:span><text:span text:style-name="T113"> java.rmi.*;</text:span></text:p>
          <text:p text:style-name="P11"><text:span text:style-name="T112">public</text:span><text:span text:style-name="T113"> </text:span><text:span text:style-name="T112">class</text:span><text:span text:style-name="T113"> Bank2Client {</text:span></text:p>
          <text:p text:style-name="P11"><text:span text:style-name="T112">private</text:span><text:span text:style-name="T113"> </text:span><text:span text:style-name="T112">static</text:span><text:span text:style-name="T113"> </text:span><text:span text:style-name="T112">final</text:span><text:span text:style-name="T113"> String </text:span><text:span text:style-name="T114">HOST</text:span><text:span text:style-name="T115"> = </text:span><text:span text:style-name="T116">"localhost"</text:span><text:span text:style-name="T115">;</text:span></text:p>
          <text:p text:style-name="P11"><text:span text:style-name="T112">private</text:span><text:span text:style-name="T113"> </text:span><text:span text:style-name="T112">static</text:span><text:span text:style-name="T113"> </text:span><text:span text:style-name="T112">final</text:span><text:span text:style-name="T113"> </text:span><text:span text:style-name="T112">int</text:span><text:span text:style-name="T113">[] </text:span><text:span text:style-name="T114">acctNum</text:span><text:span text:style-name="T115"> = {111111,222222,234567,666666};</text:span></text:p>
          <text:p text:style-name="P11"><text:span text:style-name="T112">public</text:span><text:span text:style-name="T113"> </text:span><text:span text:style-name="T112">static</text:span><text:span text:style-name="T113"> </text:span><text:span text:style-name="T112">void</text:span><text:span text:style-name="T113"> main(String[] </text:span><text:span text:style-name="T117">args</text:span><text:span text:style-name="T113">){</text:span></text:p>
          <text:p text:style-name="P11"><text:span text:style-name="T112">try</text:span><text:span text:style-name="T113">{</text:span></text:p>
          <text:p text:style-name="P11"><text:span text:style-name="T118">//Simply display all account details…</text:span></text:p>
          <text:p text:style-name="P11"><text:span text:style-name="T160">for</text:span><text:span text:style-name="T161"> (</text:span><text:span text:style-name="T160">int</text:span><text:span text:style-name="T161"> </text:span><text:span text:style-name="T162">i</text:span><text:span text:style-name="T161">=0; </text:span><text:span text:style-name="T162">i</text:span><text:span text:style-name="T161">&lt;</text:span><text:span text:style-name="T163">acctNum</text:span><text:span text:style-name="T164">.</text:span><text:span text:style-name="T163">length</text:span><text:span text:style-name="T164">; </text:span><text:span text:style-name="T165">i</text:span><text:span text:style-name="T164">++){</text:span></text:p>
          <text:p text:style-name="P11"><text:span text:style-name="T120">Bank2 </text:span><text:span text:style-name="T123">temp</text:span><text:span text:style-name="T120"> = (Bank2) Naming.</text:span><text:span text:style-name="T121">lookup(</text:span><text:span text:style-name="T166">"rmi://"</text:span><text:span text:style-name="T121"> + </text:span><text:span text:style-name="T114">HOST</text:span><text:span text:style-name="T115"> + </text:span><text:span text:style-name="T116">"/Account"</text:span><text:span text:style-name="T115"> + </text:span><text:span text:style-name="T114">acctNum</text:span><text:span text:style-name="T115">[</text:span><text:span text:style-name="T167">i</text:span><text:span text:style-name="T115">]);</text:span></text:p>
          <text:p text:style-name="P11"><text:span text:style-name="T118">//Now invoke the methods of the interface to</text:span></text:p>
          <text:p text:style-name="P11"><text:span text:style-name="T118">//display details of associated account…</text:span></text:p>
          <text:p text:style-name="P11"><text:span text:style-name="T120">System.</text:span><text:span text:style-name="T114">out</text:span><text:span text:style-name="T115">.println(</text:span><text:span text:style-name="T116">"\nAccount number: "</text:span><text:span text:style-name="T115"> + </text:span><text:span text:style-name="T167">temp</text:span><text:span text:style-name="T115">.getAcctNum());</text:span></text:p>
          <text:p text:style-name="P11"><text:span text:style-name="T120">System.</text:span><text:span text:style-name="T114">out</text:span><text:span text:style-name="T115">.println(</text:span><text:span text:style-name="T116">"Name: "</text:span><text:span text:style-name="T115"> + </text:span><text:span text:style-name="T167">temp</text:span><text:span text:style-name="T115">.getName());</text:span></text:p>
          <text:p text:style-name="P11"><text:span text:style-name="T120">System.</text:span><text:span text:style-name="T114">out</text:span><text:span text:style-name="T115">.println(</text:span><text:span text:style-name="T116">"Balance: "</text:span><text:span text:style-name="T115"> + </text:span><text:span text:style-name="T167">temp</text:span><text:span text:style-name="T115">.getBalance());</text:span></text:p>
          <text:p text:style-name="P11"><text:span text:style-name="T120">}</text:span></text:p>
          <text:p text:style-name="P11"><text:span text:style-name="T120">}</text:span></text:p>
          <text:p text:style-name="P11"><text:span text:style-name="T112">catch</text:span><text:span text:style-name="T113">(ConnectException </text:span><text:span text:style-name="T117">conEx</text:span><text:span text:style-name="T113">){</text:span></text:p>
          <text:p text:style-name="P11"><text:span text:style-name="T120">System.</text:span><text:span text:style-name="T114">out</text:span><text:span text:style-name="T115">.println(</text:span><text:span text:style-name="T116">"Unable to connect to server!"</text:span><text:span text:style-name="T115">);</text:span></text:p>
          <text:p text:style-name="P11"><text:span text:style-name="T122"/></text:p>
          <text:p text:style-name="P11"><text:span text:style-name="T120">}</text:span></text:p>
          <text:p text:style-name="P11"><text:span text:style-name="T112">catch</text:span><text:span text:style-name="T113">(Exception </text:span><text:span text:style-name="T117">ex</text:span><text:span text:style-name="T113">){</text:span></text:p>
          <text:p text:style-name="P11"><text:span text:style-name="T123">ex</text:span><text:span text:style-name="T120">.printStackTrace();</text:span></text:p>
          <text:p text:style-name="P11"><text:span text:style-name="T120">}</text:span></text:p>
          <text:p text:style-name="P11"><text:span text:style-name="T120">}</text:span></text:p>
          <text:p text:style-name="P11"><text:span text:style-name="T12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909cm" svg:height="9.682cm" svg:x="3.334cm" svg:y="1.962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alatino" svg:font-family="Palatino" style:font-family-generic="roman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End_20_6" draw:display-name="msArrowEnd 6" svg:viewBox="0 0 300 500" svg:d="M150 0l150 5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579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imes New Roman" fo:font-size="12pt" fo:letter-spacing="normal" fo:language="en" fo:country="I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IS6930: Java Remote Method Invocation</dc:title>
    <meta:initial-creator>Neil Jasper</meta:initial-creator>
    <meta:editing-cycles>118</meta:editing-cycles>
    <meta:print-date>2001-02-23T12:52:14</meta:print-date>
    <meta:creation-date>1995-06-02T21:42:18</meta:creation-date>
    <dc:date>2026-01-20T03:44:22.193640398</dc:date>
    <meta:editing-duration>P25DT8H7M24S</meta:editing-duration>
    <meta:generator>LibreOffice/25.2.6.2$Linux_X86_64 LibreOffice_project/40d1a0e1d5bdf1afaeae24d9ece32bbb00fa66a4</meta:generator>
    <meta:document-statistic meta:object-count="35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ression" meta:value-type="float">100</meta:user-defined>
    <meta:user-defined meta:name="ContentTypeId" meta:value-type="string">0x0101008242D679B6F40C48B2519DEB851FE85E</meta:user-defined>
    <meta:user-defined meta:name="DownloadIEButton" meta:value-type="boolean">false</meta:user-defined>
    <meta:user-defined meta:name="DownloadOriginal" meta:value-type="boolean">false</meta:user-defined>
    <meta:user-defined meta:name="GraphicType" meta:value-type="float">1</meta:user-defined>
    <meta:user-defined meta:name="HomePage" meta:value-type="string">http://aspen.csit.fsu.edu/it1fall00</meta:user-defined>
    <meta:user-defined meta:name="LinkColor" meta:value-type="float">16711782</meta:user-defined>
    <meta:user-defined meta:name="MailAddress" meta:value-type="string">dbc@csit.fsu.edu</meta:user-defined>
    <meta:user-defined meta:name="NavBtnPos" meta:value-type="float">1</meta:user-defined>
    <meta:user-defined meta:name="Notes" meta:value-type="float">1</meta:user-defined>
    <meta:user-defined meta:name="Other" meta:value-type="string"/>
    <meta:user-defined meta:name="OutputDir" meta:value-type="string">C:\users\dbc\lectures</meta:user-defined>
    <meta:user-defined meta:name="PresentationFormat" meta:value-type="string">On-screen Show (4:3)</meta:user-defined>
    <meta:user-defined meta:name="ScreenSize" meta:value-type="float">3</meta:user-defined>
    <meta:user-defined meta:name="ScreenUsage" meta:value-type="float">2</meta:user-defined>
    <meta:user-defined meta:name="ShowNotes" meta:value-type="boolean">false</meta:user-defined>
    <meta:user-defined meta:name="Slides" meta:value-type="float">4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